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4232in" svg:height="3.5429in" svg:x="3.9in" svg:y="0.0394in">
            <draw:object draw:notify-on-update-of-ranges="Sheet1.A1:Sheet1.C200 Sheet1.B1:Sheet1.B200 Sheet1.C1:Sheet1.C200 Sheet1.D1:Sheet1.D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9.4622902624">
            <text:p>9.4622902624</text:p>
          </table:table-cell>
          <table:table-cell office:value-type="float" office:value="0.00454206494475">
            <text:p>0.0045420649</text:p>
          </table:table-cell>
          <table:table-cell office:value-type="float" office:value="9.4622902624">
            <text:p>9.4622902624</text:p>
          </table:table-cell>
          <table:table-cell office:value-type="float" office:value="0.00995024875622">
            <text:p>0.0099502488</text:p>
          </table:table-cell>
        </table:table-row>
        <table:table-row table:style-name="ro1">
          <table:table-cell office:value-type="float" office:value="10.826007257">
            <text:p>10.826007257</text:p>
          </table:table-cell>
          <table:table-cell office:value-type="float" office:value="0.0104399701715">
            <text:p>0.0104399702</text:p>
          </table:table-cell>
          <table:table-cell office:value-type="float" office:value="10.826007257">
            <text:p>10.826007257</text:p>
          </table:table-cell>
          <table:table-cell office:value-type="float" office:value="0.0223880597015">
            <text:p>0.0223880597</text:p>
          </table:table-cell>
        </table:table-row>
        <table:table-row table:style-name="ro1">
          <table:table-cell office:value-type="float" office:value="11.4884110355">
            <text:p>11.4884110355</text:p>
          </table:table-cell>
          <table:table-cell office:value-type="float" office:value="0.0153887872009">
            <text:p>0.0153887872</text:p>
          </table:table-cell>
          <table:table-cell office:value-type="float" office:value="11.4884110355">
            <text:p>11.4884110355</text:p>
          </table:table-cell>
          <table:table-cell office:value-type="float" office:value="0.0273631840796">
            <text:p>0.0273631841</text:p>
          </table:table-cell>
        </table:table-row>
        <table:table-row table:style-name="ro1">
          <table:table-cell office:value-type="float" office:value="12.3862648556">
            <text:p>12.3862648556</text:p>
          </table:table-cell>
          <table:table-cell office:value-type="float" office:value="0.0193885160328">
            <text:p>0.019388516</text:p>
          </table:table-cell>
          <table:table-cell office:value-type="float" office:value="12.3862648556">
            <text:p>12.3862648556</text:p>
          </table:table-cell>
          <table:table-cell office:value-type="float" office:value="0.0373134328358">
            <text:p>0.0373134328</text:p>
          </table:table-cell>
        </table:table-row>
        <table:table-row table:style-name="ro1">
          <table:table-cell office:value-type="float" office:value="12.6594152469">
            <text:p>12.6594152469</text:p>
          </table:table-cell>
          <table:table-cell office:value-type="float" office:value="0.0258965493865">
            <text:p>0.0258965494</text:p>
          </table:table-cell>
          <table:table-cell office:value-type="float" office:value="12.6594152469">
            <text:p>12.6594152469</text:p>
          </table:table-cell>
          <table:table-cell office:value-type="float" office:value="0.0646766169154">
            <text:p>0.0646766169</text:p>
          </table:table-cell>
        </table:table-row>
        <table:table-row table:style-name="ro1">
          <table:table-cell office:value-type="float" office:value="13.1441350901">
            <text:p>13.1441350901</text:p>
          </table:table-cell>
          <table:table-cell office:value-type="float" office:value="0.0303708223171">
            <text:p>0.0303708223</text:p>
          </table:table-cell>
          <table:table-cell office:value-type="float" office:value="13.1441350901">
            <text:p>13.1441350901</text:p>
          </table:table-cell>
          <table:table-cell office:value-type="float" office:value="0.0771144278607">
            <text:p>0.0771144279</text:p>
          </table:table-cell>
        </table:table-row>
        <table:table-row table:style-name="ro1">
          <table:table-cell office:value-type="float" office:value="13.948376611">
            <text:p>13.948376611</text:p>
          </table:table-cell>
          <table:table-cell office:value-type="float" office:value="0.0359297674734">
            <text:p>0.0359297675</text:p>
          </table:table-cell>
          <table:table-cell office:value-type="float" office:value="13.948376611">
            <text:p>13.948376611</text:p>
          </table:table-cell>
          <table:table-cell office:value-type="float" office:value="0.0820895522388">
            <text:p>0.0820895522</text:p>
          </table:table-cell>
        </table:table-row>
        <table:table-row table:style-name="ro1">
          <table:table-cell office:value-type="float" office:value="14.1713887053">
            <text:p>14.1713887053</text:p>
          </table:table-cell>
          <table:table-cell office:value-type="float" office:value="0.0407430004745">
            <text:p>0.0407430005</text:p>
          </table:table-cell>
          <table:table-cell office:value-type="float" office:value="14.1713887053">
            <text:p>14.1713887053</text:p>
          </table:table-cell>
          <table:table-cell office:value-type="float" office:value="0.092039800995">
            <text:p>0.092039801</text:p>
          </table:table-cell>
        </table:table-row>
        <table:table-row table:style-name="ro1">
          <table:table-cell office:value-type="float" office:value="14.4839058835">
            <text:p>14.4839058835</text:p>
          </table:table-cell>
          <table:table-cell office:value-type="float" office:value="0.0472510338282">
            <text:p>0.0472510338</text:p>
          </table:table-cell>
          <table:table-cell office:value-type="float" office:value="14.4839058835">
            <text:p>14.4839058835</text:p>
          </table:table-cell>
          <table:table-cell office:value-type="float" office:value="0.121890547264">
            <text:p>0.1218905473</text:p>
          </table:table-cell>
        </table:table-row>
        <table:table-row table:style-name="ro1">
          <table:table-cell office:value-type="float" office:value="15.0384841245">
            <text:p>15.0384841245</text:p>
          </table:table-cell>
          <table:table-cell office:value-type="float" office:value="0.0540302352383">
            <text:p>0.0540302352</text:p>
          </table:table-cell>
          <table:table-cell office:value-type="float" office:value="15.0384841245">
            <text:p>15.0384841245</text:p>
          </table:table-cell>
          <table:table-cell office:value-type="float" office:value="0.129353233831">
            <text:p>0.1293532338</text:p>
          </table:table-cell>
        </table:table-row>
        <table:table-row table:style-name="ro1">
          <table:table-cell office:value-type="float" office:value="15.3701230874">
            <text:p>15.3701230874</text:p>
          </table:table-cell>
          <table:table-cell office:value-type="float" office:value="0.057894380042">
            <text:p>0.05789438</text:p>
          </table:table-cell>
          <table:table-cell office:value-type="float" office:value="15.3701230874">
            <text:p>15.3701230874</text:p>
          </table:table-cell>
          <table:table-cell office:value-type="float" office:value="0.136815920398">
            <text:p>0.1368159204</text:p>
          </table:table-cell>
        </table:table-row>
        <table:table-row table:style-name="ro1">
          <table:table-cell office:value-type="float" office:value="15.9586339421">
            <text:p>15.9586339421</text:p>
          </table:table-cell>
          <table:table-cell office:value-type="float" office:value="0.0635889092265">
            <text:p>0.0635889092</text:p>
          </table:table-cell>
          <table:table-cell office:value-type="float" office:value="15.9586339421">
            <text:p>15.9586339421</text:p>
          </table:table-cell>
          <table:table-cell office:value-type="float" office:value="0.141791044776">
            <text:p>0.1417910448</text:p>
          </table:table-cell>
        </table:table-row>
        <table:table-row table:style-name="ro1">
          <table:table-cell office:value-type="float" office:value="16.2137868269">
            <text:p>16.2137868269</text:p>
          </table:table-cell>
          <table:table-cell office:value-type="float" office:value="0.0681987661853">
            <text:p>0.0681987662</text:p>
          </table:table-cell>
          <table:table-cell office:value-type="float" office:value="16.2137868269">
            <text:p>16.2137868269</text:p>
          </table:table-cell>
          <table:table-cell office:value-type="float" office:value="0.151741293532">
            <text:p>0.1517412935</text:p>
          </table:table-cell>
        </table:table-row>
        <table:table-row table:style-name="ro1">
          <table:table-cell office:value-type="float" office:value="16.5713443452">
            <text:p>16.5713443452</text:p>
          </table:table-cell>
          <table:table-cell office:value-type="float" office:value="0.0745034234967">
            <text:p>0.0745034235</text:p>
          </table:table-cell>
          <table:table-cell office:value-type="float" office:value="16.5713443452">
            <text:p>16.5713443452</text:p>
          </table:table-cell>
          <table:table-cell office:value-type="float" office:value="0.181592039801">
            <text:p>0.1815920398</text:p>
          </table:table-cell>
        </table:table-row>
        <table:table-row table:style-name="ro1">
          <table:table-cell office:value-type="float" office:value="16.9350843782">
            <text:p>16.9350843782</text:p>
          </table:table-cell>
          <table:table-cell office:value-type="float" office:value="0.0824350891465">
            <text:p>0.0824350891</text:p>
          </table:table-cell>
          <table:table-cell office:value-type="float" office:value="16.9350843782">
            <text:p>16.9350843782</text:p>
          </table:table-cell>
          <table:table-cell office:value-type="float" office:value="0.194029850746">
            <text:p>0.1940298507</text:p>
          </table:table-cell>
        </table:table-row>
        <table:table-row table:style-name="ro1">
          <table:table-cell office:value-type="float" office:value="17.2058491082">
            <text:p>17.2058491082</text:p>
          </table:table-cell>
          <table:table-cell office:value-type="float" office:value="0.08745169819">
            <text:p>0.0874516982</text:p>
          </table:table-cell>
          <table:table-cell office:value-type="float" office:value="17.2058491082">
            <text:p>17.2058491082</text:p>
          </table:table-cell>
          <table:table-cell office:value-type="float" office:value="0.208955223881">
            <text:p>0.2089552239</text:p>
          </table:table-cell>
        </table:table-row>
        <table:table-row table:style-name="ro1">
          <table:table-cell office:value-type="float" office:value="17.5852842938">
            <text:p>17.5852842938</text:p>
          </table:table-cell>
          <table:table-cell office:value-type="float" office:value="0.0911802589655">
            <text:p>0.091180259</text:p>
          </table:table-cell>
          <table:table-cell office:value-type="float" office:value="17.5852842938">
            <text:p>17.5852842938</text:p>
          </table:table-cell>
          <table:table-cell office:value-type="float" office:value="0.213930348259">
            <text:p>0.2139303483</text:p>
          </table:table-cell>
        </table:table-row>
        <table:table-row table:style-name="ro1">
          <table:table-cell office:value-type="float" office:value="18.2586120729">
            <text:p>18.2586120729</text:p>
          </table:table-cell>
          <table:table-cell office:value-type="float" office:value="0.0964680360654">
            <text:p>0.0964680361</text:p>
          </table:table-cell>
          <table:table-cell office:value-type="float" office:value="18.2586120729">
            <text:p>18.2586120729</text:p>
          </table:table-cell>
          <table:table-cell office:value-type="float" office:value="0.228855721393">
            <text:p>0.2288557214</text:p>
          </table:table-cell>
        </table:table-row>
        <table:table-row table:style-name="ro1">
          <table:table-cell office:value-type="float" office:value="18.5505378657">
            <text:p>18.5505378657</text:p>
          </table:table-cell>
          <table:table-cell office:value-type="float" office:value="0.100738932954">
            <text:p>0.100738933</text:p>
          </table:table-cell>
          <table:table-cell office:value-type="float" office:value="18.5505378657">
            <text:p>18.5505378657</text:p>
          </table:table-cell>
          <table:table-cell office:value-type="float" office:value="0.231343283582">
            <text:p>0.2313432836</text:p>
          </table:table-cell>
        </table:table-row>
        <table:table-row table:style-name="ro1">
          <table:table-cell office:value-type="float" office:value="18.6612634841">
            <text:p>18.6612634841</text:p>
          </table:table-cell>
          <table:table-cell office:value-type="float" office:value="0.10331502949">
            <text:p>0.1033150295</text:p>
          </table:table-cell>
          <table:table-cell office:value-type="float" office:value="18.6612634841">
            <text:p>18.6612634841</text:p>
          </table:table-cell>
          <table:table-cell office:value-type="float" office:value="0.241293532338">
            <text:p>0.2412935323</text:p>
          </table:table-cell>
        </table:table-row>
        <table:table-row table:style-name="ro1">
          <table:table-cell office:value-type="float" office:value="18.9596270635">
            <text:p>18.9596270635</text:p>
          </table:table-cell>
          <table:table-cell office:value-type="float" office:value="0.109823062843">
            <text:p>0.1098230628</text:p>
          </table:table-cell>
          <table:table-cell office:value-type="float" office:value="18.9596270635">
            <text:p>18.9596270635</text:p>
          </table:table-cell>
          <table:table-cell office:value-type="float" office:value="0.258706467662">
            <text:p>0.2587064677</text:p>
          </table:table-cell>
        </table:table-row>
        <table:table-row table:style-name="ro1">
          <table:table-cell office:value-type="float" office:value="19.3757897531">
            <text:p>19.3757897531</text:p>
          </table:table-cell>
          <table:table-cell office:value-type="float" office:value="0.117076808352">
            <text:p>0.1170768084</text:p>
          </table:table-cell>
          <table:table-cell office:value-type="float" office:value="19.3757897531">
            <text:p>19.3757897531</text:p>
          </table:table-cell>
          <table:table-cell office:value-type="float" office:value="0.283582089552">
            <text:p>0.2835820896</text:p>
          </table:table-cell>
        </table:table-row>
        <table:table-row table:style-name="ro1">
          <table:table-cell office:value-type="float" office:value="19.6855774174">
            <text:p>19.6855774174</text:p>
          </table:table-cell>
          <table:table-cell office:value-type="float" office:value="0.121686665311">
            <text:p>0.1216866653</text:p>
          </table:table-cell>
          <table:table-cell office:value-type="float" office:value="19.6855774174">
            <text:p>19.6855774174</text:p>
          </table:table-cell>
          <table:table-cell office:value-type="float" office:value="0.28855721393">
            <text:p>0.2885572139</text:p>
          </table:table-cell>
        </table:table-row>
        <table:table-row table:style-name="ro1">
          <table:table-cell office:value-type="float" office:value="20.1196972442">
            <text:p>20.1196972442</text:p>
          </table:table-cell>
          <table:table-cell office:value-type="float" office:value="0.12663548234">
            <text:p>0.1266354823</text:p>
          </table:table-cell>
          <table:table-cell office:value-type="float" office:value="20.1196972442">
            <text:p>20.1196972442</text:p>
          </table:table-cell>
          <table:table-cell office:value-type="float" office:value="0.298507462687">
            <text:p>0.2985074627</text:p>
          </table:table-cell>
        </table:table-row>
        <table:table-row table:style-name="ro1">
          <table:table-cell office:value-type="float" office:value="20.5613234343">
            <text:p>20.5613234343</text:p>
          </table:table-cell>
          <table:table-cell office:value-type="float" office:value="0.133482475764">
            <text:p>0.1334824758</text:p>
          </table:table-cell>
          <table:table-cell office:value-type="float" office:value="20.5613234343">
            <text:p>20.5613234343</text:p>
          </table:table-cell>
          <table:table-cell office:value-type="float" office:value="0.323383084577">
            <text:p>0.3233830846</text:p>
          </table:table-cell>
        </table:table-row>
        <table:table-row table:style-name="ro1">
          <table:table-cell office:value-type="float" office:value="20.8900658652">
            <text:p>20.8900658652</text:p>
          </table:table-cell>
          <table:table-cell office:value-type="float" office:value="0.138160124737">
            <text:p>0.1381601247</text:p>
          </table:table-cell>
          <table:table-cell office:value-type="float" office:value="20.8900658652">
            <text:p>20.8900658652</text:p>
          </table:table-cell>
          <table:table-cell office:value-type="float" office:value="0.330845771144">
            <text:p>0.3308457711</text:p>
          </table:table-cell>
        </table:table-row>
        <table:table-row table:style-name="ro1">
          <table:table-cell office:value-type="float" office:value="21.2240643996">
            <text:p>21.2240643996</text:p>
          </table:table-cell>
          <table:table-cell office:value-type="float" office:value="0.142634397668">
            <text:p>0.1426343977</text:p>
          </table:table-cell>
          <table:table-cell office:value-type="float" office:value="21.2240643996">
            <text:p>21.2240643996</text:p>
          </table:table-cell>
          <table:table-cell office:value-type="float" office:value="0.333333333333">
            <text:p>0.3333333333</text:p>
          </table:table-cell>
        </table:table-row>
        <table:table-row table:style-name="ro1">
          <table:table-cell office:value-type="float" office:value="21.3507479134">
            <text:p>21.3507479134</text:p>
          </table:table-cell>
          <table:table-cell office:value-type="float" office:value="0.145685038302">
            <text:p>0.1456850383</text:p>
          </table:table-cell>
          <table:table-cell office:value-type="float" office:value="21.6921120217">
            <text:p>21.6921120217</text:p>
          </table:table-cell>
          <table:table-cell office:value-type="float" office:value="0.338308457711">
            <text:p>0.3383084577</text:p>
          </table:table-cell>
        </table:table-row>
        <table:table-row table:style-name="ro1">
          <table:table-cell office:value-type="float" office:value="21.6921120217">
            <text:p>21.6921120217</text:p>
          </table:table-cell>
          <table:table-cell office:value-type="float" office:value="0.153345535896">
            <text:p>0.1533455359</text:p>
          </table:table-cell>
          <table:table-cell office:value-type="float" office:value="22.1682525602">
            <text:p>22.1682525602</text:p>
          </table:table-cell>
          <table:table-cell office:value-type="float" office:value="0.353233830846">
            <text:p>0.3532338308</text:p>
          </table:table-cell>
        </table:table-row>
        <table:table-row table:style-name="ro1">
          <table:table-cell office:value-type="float" office:value="22.1682525602">
            <text:p>22.1682525602</text:p>
          </table:table-cell>
          <table:table-cell office:value-type="float" office:value="0.160734865433">
            <text:p>0.1607348654</text:p>
          </table:table-cell>
          <table:table-cell office:value-type="float" office:value="22.6571220943">
            <text:p>22.6571220943</text:p>
          </table:table-cell>
          <table:table-cell office:value-type="float" office:value="0.375621890547">
            <text:p>0.3756218905</text:p>
          </table:table-cell>
        </table:table-row>
        <table:table-row table:style-name="ro1">
          <table:table-cell office:value-type="float" office:value="22.5226872649">
            <text:p>22.5226872649</text:p>
          </table:table-cell>
          <table:table-cell office:value-type="float" office:value="0.165954850519">
            <text:p>0.1659548505</text:p>
          </table:table-cell>
          <table:table-cell office:value-type="float" office:value="23.0193729502">
            <text:p>23.0193729502</text:p>
          </table:table-cell>
          <table:table-cell office:value-type="float" office:value="0.378109452736">
            <text:p>0.3781094527</text:p>
          </table:table-cell>
        </table:table-row>
        <table:table-row table:style-name="ro1">
          <table:table-cell office:value-type="float" office:value="22.6571220943">
            <text:p>22.6571220943</text:p>
          </table:table-cell>
          <table:table-cell office:value-type="float" office:value="0.170225747407">
            <text:p>0.1702257474</text:p>
          </table:table-cell>
          <table:table-cell office:value-type="float" office:value="23.524646863">
            <text:p>23.524646863</text:p>
          </table:table-cell>
          <table:table-cell office:value-type="float" office:value="0.388059701493">
            <text:p>0.3880597015</text:p>
          </table:table-cell>
        </table:table-row>
        <table:table-row table:style-name="ro1">
          <table:table-cell office:value-type="float" office:value="23.0193729502">
            <text:p>23.0193729502</text:p>
          </table:table-cell>
          <table:table-cell office:value-type="float" office:value="0.175377940479">
            <text:p>0.1753779405</text:p>
          </table:table-cell>
          <table:table-cell office:value-type="float" office:value="23.9007680737">
            <text:p>23.9007680737</text:p>
          </table:table-cell>
          <table:table-cell office:value-type="float" office:value="0.390547263682">
            <text:p>0.3905472637</text:p>
          </table:table-cell>
        </table:table-row>
        <table:table-row table:style-name="ro1">
          <table:table-cell office:value-type="float" office:value="23.524646863">
            <text:p>23.524646863</text:p>
          </table:table-cell>
          <table:table-cell office:value-type="float" office:value="0.18283506203">
            <text:p>0.182835062</text:p>
          </table:table-cell>
          <table:table-cell office:value-type="float" office:value="24.2829028518">
            <text:p>24.2829028518</text:p>
          </table:table-cell>
          <table:table-cell office:value-type="float" office:value="0.398009950249">
            <text:p>0.3980099502</text:p>
          </table:table-cell>
        </table:table-row>
        <table:table-row table:style-name="ro1">
          <table:table-cell office:value-type="float" office:value="23.9007680737">
            <text:p>23.9007680737</text:p>
          </table:table-cell>
          <table:table-cell office:value-type="float" office:value="0.1884617992">
            <text:p>0.1884617992</text:p>
          </table:table-cell>
          <table:table-cell office:value-type="float" office:value="24.8184061013">
            <text:p>24.8184061013</text:p>
          </table:table-cell>
          <table:table-cell office:value-type="float" office:value="0.412935323383">
            <text:p>0.4129353234</text:p>
          </table:table-cell>
        </table:table-row>
        <table:table-row table:style-name="ro1">
          <table:table-cell office:value-type="float" office:value="24.2829028518">
            <text:p>24.2829028518</text:p>
          </table:table-cell>
          <table:table-cell office:value-type="float" office:value="0.192936072131">
            <text:p>0.1929360721</text:p>
          </table:table-cell>
          <table:table-cell office:value-type="float" office:value="24.9640339347">
            <text:p>24.9640339347</text:p>
          </table:table-cell>
          <table:table-cell office:value-type="float" office:value="0.430348258706">
            <text:p>0.4303482587</text:p>
          </table:table-cell>
        </table:table-row>
        <table:table-row table:style-name="ro1">
          <table:table-cell office:value-type="float" office:value="24.4278442024">
            <text:p>24.4278442024</text:p>
          </table:table-cell>
          <table:table-cell office:value-type="float" office:value="0.19639346485">
            <text:p>0.1963934649</text:p>
          </table:table-cell>
          <table:table-cell office:value-type="float" office:value="25.3631685971">
            <text:p>25.3631685971</text:p>
          </table:table-cell>
          <table:table-cell office:value-type="float" office:value="0.437810945274">
            <text:p>0.4378109453</text:p>
          </table:table-cell>
        </table:table-row>
        <table:table-row table:style-name="ro1">
          <table:table-cell office:value-type="float" office:value="24.8184061013">
            <text:p>24.8184061013</text:p>
          </table:table-cell>
          <table:table-cell office:value-type="float" office:value="0.20052877771">
            <text:p>0.2005287777</text:p>
          </table:table-cell>
          <table:table-cell office:value-type="float" office:value="25.7686848371">
            <text:p>25.7686848371</text:p>
          </table:table-cell>
          <table:table-cell office:value-type="float" office:value="0.445273631841">
            <text:p>0.4452736318</text:p>
          </table:table-cell>
        </table:table-row>
        <table:table-row table:style-name="ro1">
          <table:table-cell office:value-type="float" office:value="24.9640339347">
            <text:p>24.9640339347</text:p>
          </table:table-cell>
          <table:table-cell office:value-type="float" office:value="0.208731611416">
            <text:p>0.2087316114</text:p>
          </table:table-cell>
          <table:table-cell office:value-type="float" office:value="25.9224946206">
            <text:p>25.9224946206</text:p>
          </table:table-cell>
          <table:table-cell office:value-type="float" office:value="0.450248756219">
            <text:p>0.4502487562</text:p>
          </table:table-cell>
        </table:table-row>
        <table:table-row table:style-name="ro1">
          <table:table-cell office:value-type="float" office:value="25.3631685971">
            <text:p>25.3631685971</text:p>
          </table:table-cell>
          <table:table-cell office:value-type="float" office:value="0.215646396854">
            <text:p>0.2156463969</text:p>
          </table:table-cell>
          <table:table-cell office:value-type="float" office:value="26.3369535315">
            <text:p>26.3369535315</text:p>
          </table:table-cell>
          <table:table-cell office:value-type="float" office:value="0.455223880597">
            <text:p>0.4552238806</text:p>
          </table:table-cell>
        </table:table-row>
        <table:table-row table:style-name="ro1">
          <table:table-cell office:value-type="float" office:value="25.7686848371">
            <text:p>25.7686848371</text:p>
          </table:table-cell>
          <table:table-cell office:value-type="float" office:value="0.221815470138">
            <text:p>0.2218154701</text:p>
          </table:table-cell>
          <table:table-cell office:value-type="float" office:value="26.9150480882">
            <text:p>26.9150480882</text:p>
          </table:table-cell>
          <table:table-cell office:value-type="float" office:value="0.470149253731">
            <text:p>0.4701492537</text:p>
          </table:table-cell>
        </table:table-row>
        <table:table-row table:style-name="ro1">
          <table:table-cell office:value-type="float" office:value="25.9224946206">
            <text:p>25.9224946206</text:p>
          </table:table-cell>
          <table:table-cell office:value-type="float" office:value="0.22615415904">
            <text:p>0.226154159</text:p>
          </table:table-cell>
          <table:table-cell office:value-type="float" office:value="27.3453763814">
            <text:p>27.3453763814</text:p>
          </table:table-cell>
          <table:table-cell office:value-type="float" office:value="0.480099502488">
            <text:p>0.4800995025</text:p>
          </table:table-cell>
        </table:table-row>
        <table:table-row table:style-name="ro1">
          <table:table-cell office:value-type="float" office:value="26.3369535315">
            <text:p>26.3369535315</text:p>
          </table:table-cell>
          <table:table-cell office:value-type="float" office:value="0.230425055928">
            <text:p>0.2304250559</text:p>
          </table:table-cell>
          <table:table-cell office:value-type="float" office:value="27.7825849335">
            <text:p>27.7825849335</text:p>
          </table:table-cell>
          <table:table-cell office:value-type="float" office:value="0.487562189055">
            <text:p>0.4875621891</text:p>
          </table:table-cell>
        </table:table-row>
        <table:table-row table:style-name="ro1">
          <table:table-cell office:value-type="float" office:value="26.9150480882">
            <text:p>26.9150480882</text:p>
          </table:table-cell>
          <table:table-cell office:value-type="float" office:value="0.237000881296">
            <text:p>0.2370008813</text:p>
          </table:table-cell>
          <table:table-cell office:value-type="float" office:value="27.9484153481">
            <text:p>27.9484153481</text:p>
          </table:table-cell>
          <table:table-cell office:value-type="float" office:value="0.492537313433">
            <text:p>0.4925373134</text:p>
          </table:table-cell>
        </table:table-row>
        <table:table-row table:style-name="ro1">
          <table:table-cell office:value-type="float" office:value="27.3453763814">
            <text:p>27.3453763814</text:p>
          </table:table-cell>
          <table:table-cell office:value-type="float" office:value="0.243102162565">
            <text:p>0.2431021626</text:p>
          </table:table-cell>
          <table:table-cell office:value-type="float" office:value="28.3952655756">
            <text:p>28.3952655756</text:p>
          </table:table-cell>
          <table:table-cell office:value-type="float" office:value="0.502487562189">
            <text:p>0.5024875622</text:p>
          </table:table-cell>
        </table:table-row>
        <table:table-row table:style-name="ro1">
          <table:table-cell office:value-type="float" office:value="27.5085971709">
            <text:p>27.5085971709</text:p>
          </table:table-cell>
          <table:table-cell office:value-type="float" office:value="0.244593586875">
            <text:p>0.2445935869</text:p>
          </table:table-cell>
          <table:table-cell office:value-type="float" office:value="28.5618814178">
            <text:p>28.5618814178</text:p>
          </table:table-cell>
          <table:table-cell office:value-type="float" office:value="0.514925373134">
            <text:p>0.5149253731</text:p>
          </table:table-cell>
        </table:table-row>
        <table:table-row table:style-name="ro1">
          <table:table-cell office:value-type="float" office:value="27.7825849335">
            <text:p>27.7825849335</text:p>
          </table:table-cell>
          <table:table-cell office:value-type="float" office:value="0.247712019524">
            <text:p>0.2477120195</text:p>
          </table:table-cell>
          <table:table-cell office:value-type="float" office:value="29.0185399606">
            <text:p>29.0185399606</text:p>
          </table:table-cell>
          <table:table-cell office:value-type="float" office:value="0.534825870647">
            <text:p>0.5348258706</text:p>
          </table:table-cell>
        </table:table-row>
        <table:table-row table:style-name="ro1">
          <table:table-cell office:value-type="float" office:value="27.9484153481">
            <text:p>27.9484153481</text:p>
          </table:table-cell>
          <table:table-cell office:value-type="float" office:value="0.251033828215">
            <text:p>0.2510338282</text:p>
          </table:table-cell>
          <table:table-cell office:value-type="float" office:value="29.482499622">
            <text:p>29.482499622</text:p>
          </table:table-cell>
          <table:table-cell office:value-type="float" office:value="0.537313432836">
            <text:p>0.5373134328</text:p>
          </table:table-cell>
        </table:table-row>
        <table:table-row table:style-name="ro1">
          <table:table-cell office:value-type="float" office:value="28.3952655756">
            <text:p>28.3952655756</text:p>
          </table:table-cell>
          <table:table-cell office:value-type="float" office:value="0.255779269202">
            <text:p>0.2557792692</text:p>
          </table:table-cell>
          <table:table-cell office:value-type="float" office:value="29.658476692">
            <text:p>29.658476692</text:p>
          </table:table-cell>
          <table:table-cell office:value-type="float" office:value="0.539800995025">
            <text:p>0.539800995</text:p>
          </table:table-cell>
        </table:table-row>
        <table:table-row table:style-name="ro1">
          <table:table-cell office:value-type="float" office:value="28.5618814178">
            <text:p>28.5618814178</text:p>
          </table:table-cell>
          <table:table-cell office:value-type="float" office:value="0.263100806725">
            <text:p>0.2631008067</text:p>
          </table:table-cell>
          <table:table-cell office:value-type="float" office:value="30.1326679792">
            <text:p>30.1326679792</text:p>
          </table:table-cell>
          <table:table-cell office:value-type="float" office:value="0.544776119403">
            <text:p>0.5447761194</text:p>
          </table:table-cell>
        </table:table-row>
        <table:table-row table:style-name="ro1">
          <table:table-cell office:value-type="float" office:value="29.0185399606">
            <text:p>29.0185399606</text:p>
          </table:table-cell>
          <table:table-cell office:value-type="float" office:value="0.268863127924">
            <text:p>0.2688631279</text:p>
          </table:table-cell>
          <table:table-cell office:value-type="float" office:value="30.7940782505">
            <text:p>30.7940782505</text:p>
          </table:table-cell>
          <table:table-cell office:value-type="float" office:value="0.559701492537">
            <text:p>0.5597014925</text:p>
          </table:table-cell>
        </table:table-row>
        <table:table-row table:style-name="ro1">
          <table:table-cell office:value-type="float" office:value="29.482499622">
            <text:p>29.482499622</text:p>
          </table:table-cell>
          <table:table-cell office:value-type="float" office:value="0.275438953291">
            <text:p>0.2754389533</text:p>
          </table:table-cell>
          <table:table-cell office:value-type="float" office:value="31.2864259542">
            <text:p>31.2864259542</text:p>
          </table:table-cell>
          <table:table-cell office:value-type="float" office:value="0.562189054726">
            <text:p>0.5621890547</text:p>
          </table:table-cell>
        </table:table-row>
        <table:table-row table:style-name="ro1">
          <table:table-cell office:value-type="float" office:value="29.658476692">
            <text:p>29.658476692</text:p>
          </table:table-cell>
          <table:table-cell office:value-type="float" office:value="0.277743881771">
            <text:p>0.2777438818</text:p>
          </table:table-cell>
          <table:table-cell office:value-type="float" office:value="31.7866455271">
            <text:p>31.7866455271</text:p>
          </table:table-cell>
          <table:table-cell office:value-type="float" office:value="0.569651741294">
            <text:p>0.5696517413</text:p>
          </table:table-cell>
        </table:table-row>
        <table:table-row table:style-name="ro1">
          <table:table-cell office:value-type="float" office:value="30.1326679792">
            <text:p>30.1326679792</text:p>
          </table:table-cell>
          <table:table-cell office:value-type="float" office:value="0.281065690462">
            <text:p>0.2810656905</text:p>
          </table:table-cell>
          <table:table-cell office:value-type="float" office:value="31.9763756091">
            <text:p>31.9763756091</text:p>
          </table:table-cell>
          <table:table-cell office:value-type="float" office:value="0.574626865672">
            <text:p>0.5746268657</text:p>
          </table:table-cell>
        </table:table-row>
        <table:table-row table:style-name="ro1">
          <table:table-cell office:value-type="float" office:value="30.3094784205">
            <text:p>30.3094784205</text:p>
          </table:table-cell>
          <table:table-cell office:value-type="float" office:value="0.288387227985">
            <text:p>0.288387228</text:p>
          </table:table-cell>
          <table:table-cell office:value-type="float" office:value="32.487626456">
            <text:p>32.487626456</text:p>
          </table:table-cell>
          <table:table-cell office:value-type="float" office:value="0.577114427861">
            <text:p>0.5771144279</text:p>
          </table:table-cell>
        </table:table-row>
        <table:table-row table:style-name="ro1">
          <table:table-cell office:value-type="float" office:value="30.7940782505">
            <text:p>30.7940782505</text:p>
          </table:table-cell>
          <table:table-cell office:value-type="float" office:value="0.294624093282">
            <text:p>0.2946240933</text:p>
          </table:table-cell>
          <table:table-cell office:value-type="float" office:value="32.6782552465">
            <text:p>32.6782552465</text:p>
          </table:table-cell>
          <table:table-cell office:value-type="float" office:value="0.592039800995">
            <text:p>0.592039801</text:p>
          </table:table-cell>
        </table:table-row>
        <table:table-row table:style-name="ro1">
          <table:table-cell office:value-type="float" office:value="31.2864259542">
            <text:p>31.2864259542</text:p>
          </table:table-cell>
          <table:table-cell office:value-type="float" office:value="0.300589790523">
            <text:p>0.3005897905</text:p>
          </table:table-cell>
          <table:table-cell office:value-type="float" office:value="33.2007278613">
            <text:p>33.2007278613</text:p>
          </table:table-cell>
          <table:table-cell office:value-type="float" office:value="0.60447761194">
            <text:p>0.6044776119</text:p>
          </table:table-cell>
        </table:table-row>
        <table:table-row table:style-name="ro1">
          <table:table-cell office:value-type="float" office:value="31.4731703582">
            <text:p>31.4731703582</text:p>
          </table:table-cell>
          <table:table-cell office:value-type="float" office:value="0.303301471087">
            <text:p>0.3033014711</text:p>
          </table:table-cell>
          <table:table-cell office:value-type="float" office:value="33.7315540361">
            <text:p>33.7315540361</text:p>
          </table:table-cell>
          <table:table-cell office:value-type="float" office:value="0.609452736318">
            <text:p>0.6094527363</text:p>
          </table:table-cell>
        </table:table-row>
        <table:table-row table:style-name="ro1">
          <table:table-cell office:value-type="float" office:value="31.7866455271">
            <text:p>31.7866455271</text:p>
          </table:table-cell>
          <table:table-cell office:value-type="float" office:value="0.306419903735">
            <text:p>0.3064199037</text:p>
          </table:table-cell>
          <table:table-cell office:value-type="float" office:value="34.4754253676">
            <text:p>34.4754253676</text:p>
          </table:table-cell>
          <table:table-cell office:value-type="float" office:value="0.614427860697">
            <text:p>0.6144278607</text:p>
          </table:table-cell>
        </table:table-row>
        <table:table-row table:style-name="ro1">
          <table:table-cell office:value-type="float" office:value="31.9763756091">
            <text:p>31.9763756091</text:p>
          </table:table-cell>
          <table:table-cell office:value-type="float" office:value="0.31096196868">
            <text:p>0.3109619687</text:p>
          </table:table-cell>
          <table:table-cell office:value-type="float" office:value="34.677718092">
            <text:p>34.677718092</text:p>
          </table:table-cell>
          <table:table-cell office:value-type="float" office:value="0.63184079602">
            <text:p>0.631840796</text:p>
          </table:table-cell>
        </table:table-row>
        <table:table-row table:style-name="ro1">
          <table:table-cell office:value-type="float" office:value="32.487626456">
            <text:p>32.487626456</text:p>
          </table:table-cell>
          <table:table-cell office:value-type="float" office:value="0.315504033625">
            <text:p>0.3155040336</text:p>
          </table:table-cell>
          <table:table-cell office:value-type="float" office:value="35.2321589498">
            <text:p>35.2321589498</text:p>
          </table:table-cell>
          <table:table-cell office:value-type="float" office:value="0.644278606965">
            <text:p>0.644278607</text:p>
          </table:table-cell>
        </table:table-row>
        <table:table-row table:style-name="ro1">
          <table:table-cell office:value-type="float" office:value="32.6782552465">
            <text:p>32.6782552465</text:p>
          </table:table-cell>
          <table:table-cell office:value-type="float" office:value="0.322215443021">
            <text:p>0.322215443</text:p>
          </table:table-cell>
          <table:table-cell office:value-type="float" office:value="35.7954644556">
            <text:p>35.7954644556</text:p>
          </table:table-cell>
          <table:table-cell office:value-type="float" office:value="0.646766169154">
            <text:p>0.6467661692</text:p>
          </table:table-cell>
        </table:table-row>
        <table:table-row table:style-name="ro1">
          <table:table-cell office:value-type="float" office:value="33.2007278613">
            <text:p>33.2007278613</text:p>
          </table:table-cell>
          <table:table-cell office:value-type="float" office:value="0.329604772558">
            <text:p>0.3296047726</text:p>
          </table:table-cell>
          <table:table-cell office:value-type="float" office:value="36.7995207089">
            <text:p>36.7995207089</text:p>
          </table:table-cell>
          <table:table-cell office:value-type="float" office:value="0.651741293532">
            <text:p>0.6517412935</text:p>
          </table:table-cell>
        </table:table-row>
        <table:table-row table:style-name="ro1">
          <table:table-cell office:value-type="float" office:value="33.398898495">
            <text:p>33.398898495</text:p>
          </table:table-cell>
          <table:table-cell office:value-type="float" office:value="0.331909701037">
            <text:p>0.331909701</text:p>
          </table:table-cell>
          <table:table-cell office:value-type="float" office:value="37.1697834642">
            <text:p>37.1697834642</text:p>
          </table:table-cell>
          <table:table-cell office:value-type="float" office:value="0.654228855721">
            <text:p>0.6542288557</text:p>
          </table:table-cell>
        </table:table-row>
        <table:table-row table:style-name="ro1">
          <table:table-cell office:value-type="float" office:value="33.7315540361">
            <text:p>33.7315540361</text:p>
          </table:table-cell>
          <table:table-cell office:value-type="float" office:value="0.33923123856">
            <text:p>0.3392312386</text:p>
          </table:table-cell>
          <table:table-cell office:value-type="float" office:value="37.3878858397">
            <text:p>37.3878858397</text:p>
          </table:table-cell>
          <table:table-cell office:value-type="float" office:value="0.661691542289">
            <text:p>0.6616915423</text:p>
          </table:table-cell>
        </table:table-row>
        <table:table-row table:style-name="ro1">
          <table:table-cell office:value-type="float" office:value="33.9328930391">
            <text:p>33.9328930391</text:p>
          </table:table-cell>
          <table:table-cell office:value-type="float" office:value="0.342349671209">
            <text:p>0.3423496712</text:p>
          </table:table-cell>
          <table:table-cell office:value-type="float" office:value="37.9856578977">
            <text:p>37.9856578977</text:p>
          </table:table-cell>
          <table:table-cell office:value-type="float" office:value="0.669154228856">
            <text:p>0.6691542289</text:p>
          </table:table-cell>
        </table:table-row>
        <table:table-row table:style-name="ro1">
          <table:table-cell office:value-type="float" office:value="34.4754253676">
            <text:p>34.4754253676</text:p>
          </table:table-cell>
          <table:table-cell office:value-type="float" office:value="0.347298488238">
            <text:p>0.3472984882</text:p>
          </table:table-cell>
          <table:table-cell office:value-type="float" office:value="38.5929874152">
            <text:p>38.5929874152</text:p>
          </table:table-cell>
          <table:table-cell office:value-type="float" office:value="0.681592039801">
            <text:p>0.6815920398</text:p>
          </table:table-cell>
        </table:table-row>
        <table:table-row table:style-name="ro1">
          <table:table-cell office:value-type="float" office:value="34.677718092">
            <text:p>34.677718092</text:p>
          </table:table-cell>
          <table:table-cell office:value-type="float" office:value="0.355501321944">
            <text:p>0.3555013219</text:p>
          </table:table-cell>
          <table:table-cell office:value-type="float" office:value="39.4440664668">
            <text:p>39.4440664668</text:p>
          </table:table-cell>
          <table:table-cell office:value-type="float" office:value="0.68407960199">
            <text:p>0.684079602</text:p>
          </table:table-cell>
        </table:table-row>
        <table:table-row table:style-name="ro1">
          <table:table-cell office:value-type="float" office:value="35.2321589498">
            <text:p>35.2321589498</text:p>
          </table:table-cell>
          <table:table-cell office:value-type="float" office:value="0.362755067453">
            <text:p>0.3627550675</text:p>
          </table:table-cell>
          <table:table-cell office:value-type="float" office:value="39.6755138784">
            <text:p>39.6755138784</text:p>
          </table:table-cell>
          <table:table-cell office:value-type="float" office:value="0.699004975124">
            <text:p>0.6990049751</text:p>
          </table:table-cell>
        </table:table-row>
        <table:table-row table:style-name="ro1">
          <table:table-cell office:value-type="float" office:value="35.7954644556">
            <text:p>35.7954644556</text:p>
          </table:table-cell>
          <table:table-cell office:value-type="float" office:value="0.368449596638">
            <text:p>0.3684495966</text:p>
          </table:table-cell>
          <table:table-cell office:value-type="float" office:value="40.3098613455">
            <text:p>40.3098613455</text:p>
          </table:table-cell>
          <table:table-cell office:value-type="float" office:value="0.706467661692">
            <text:p>0.7064676617</text:p>
          </table:table-cell>
        </table:table-row>
        <table:table-row table:style-name="ro1">
          <table:table-cell office:value-type="float" office:value="36.0091227006">
            <text:p>36.0091227006</text:p>
          </table:table-cell>
          <table:table-cell office:value-type="float" office:value="0.370686733103">
            <text:p>0.3706867331</text:p>
          </table:table-cell>
          <table:table-cell office:value-type="float" office:value="40.5504654232">
            <text:p>40.5504654232</text:p>
          </table:table-cell>
          <table:table-cell office:value-type="float" office:value="0.71144278607">
            <text:p>0.7114427861</text:p>
          </table:table-cell>
        </table:table-row>
        <table:table-row table:style-name="ro1">
          <table:table-cell office:value-type="float" office:value="36.584850572">
            <text:p>36.584850572</text:p>
          </table:table-cell>
          <table:table-cell office:value-type="float" office:value="0.373601789709">
            <text:p>0.3736017897</text:p>
          </table:table-cell>
          <table:table-cell office:value-type="float" office:value="40.9543511487">
            <text:p>40.9543511487</text:p>
          </table:table-cell>
          <table:table-cell office:value-type="float" office:value="0.716417910448">
            <text:p>0.7164179104</text:p>
          </table:table-cell>
        </table:table-row>
        <table:table-row table:style-name="ro1">
          <table:table-cell office:value-type="float" office:value="36.7995207089">
            <text:p>36.7995207089</text:p>
          </table:table-cell>
          <table:table-cell office:value-type="float" office:value="0.380313199105">
            <text:p>0.3803131991</text:p>
          </table:table-cell>
          <table:table-cell office:value-type="float" office:value="42.5267386801">
            <text:p>42.5267386801</text:p>
          </table:table-cell>
          <table:table-cell office:value-type="float" office:value="0.718905472637">
            <text:p>0.7189054726</text:p>
          </table:table-cell>
        </table:table-row>
        <table:table-row table:style-name="ro1">
          <table:table-cell office:value-type="float" office:value="37.1697834642">
            <text:p>37.1697834642</text:p>
          </table:table-cell>
          <table:table-cell office:value-type="float" office:value="0.383973967867">
            <text:p>0.3839739679</text:p>
          </table:table-cell>
          <table:table-cell office:value-type="float" office:value="42.7762743283">
            <text:p>42.7762743283</text:p>
          </table:table-cell>
          <table:table-cell office:value-type="float" office:value="0.73631840796">
            <text:p>0.736318408</text:p>
          </table:table-cell>
        </table:table-row>
        <table:table-row table:style-name="ro1">
          <table:table-cell office:value-type="float" office:value="37.3878858397">
            <text:p>37.3878858397</text:p>
          </table:table-cell>
          <table:table-cell office:value-type="float" office:value="0.39197342553">
            <text:p>0.3919734255</text:p>
          </table:table-cell>
          <table:table-cell office:value-type="float" office:value="43.4601981747">
            <text:p>43.4601981747</text:p>
          </table:table-cell>
          <table:table-cell office:value-type="float" office:value="0.758706467662">
            <text:p>0.7587064677</text:p>
          </table:table-cell>
        </table:table-row>
        <table:table-row table:style-name="ro1">
          <table:table-cell office:value-type="float" office:value="37.9856578977">
            <text:p>37.9856578977</text:p>
          </table:table-cell>
          <table:table-cell office:value-type="float" office:value="0.399972883194">
            <text:p>0.3999728832</text:p>
          </table:table-cell>
          <table:table-cell office:value-type="float" office:value="44.6792487386">
            <text:p>44.6792487386</text:p>
          </table:table-cell>
          <table:table-cell office:value-type="float" office:value="0.766169154229">
            <text:p>0.7661691542</text:p>
          </table:table-cell>
        </table:table-row>
        <table:table-row table:style-name="ro1">
          <table:table-cell office:value-type="float" office:value="38.2123892046">
            <text:p>38.2123892046</text:p>
          </table:table-cell>
          <table:table-cell office:value-type="float" office:value="0.401938851603">
            <text:p>0.4019388516</text:p>
          </table:table-cell>
          <table:table-cell office:value-type="float" office:value="45.1287943153">
            <text:p>45.1287943153</text:p>
          </table:table-cell>
          <table:table-cell office:value-type="float" office:value="0.768656716418">
            <text:p>0.7686567164</text:p>
          </table:table-cell>
        </table:table-row>
        <table:table-row table:style-name="ro1">
          <table:table-cell office:value-type="float" office:value="38.5929874152">
            <text:p>38.5929874152</text:p>
          </table:table-cell>
          <table:table-cell office:value-type="float" office:value="0.412717781845">
            <text:p>0.4127177818</text:p>
          </table:table-cell>
          <table:table-cell office:value-type="float" office:value="45.393598062">
            <text:p>45.393598062</text:p>
          </table:table-cell>
          <table:table-cell office:value-type="float" office:value="0.771144278607">
            <text:p>0.7711442786</text:p>
          </table:table-cell>
        </table:table-row>
        <table:table-row table:style-name="ro1">
          <table:table-cell office:value-type="float" office:value="38.8233436476">
            <text:p>38.8233436476</text:p>
          </table:table-cell>
          <table:table-cell office:value-type="float" office:value="0.415158294353">
            <text:p>0.4151582944</text:p>
          </table:table-cell>
          <table:table-cell office:value-type="float" office:value="46.119368703">
            <text:p>46.119368703</text:p>
          </table:table-cell>
          <table:table-cell office:value-type="float" office:value="0.778606965174">
            <text:p>0.7786069652</text:p>
          </table:table-cell>
        </table:table-row>
        <table:table-row table:style-name="ro1">
          <table:table-cell office:value-type="float" office:value="39.4440664668">
            <text:p>39.4440664668</text:p>
          </table:table-cell>
          <table:table-cell office:value-type="float" office:value="0.419158023185">
            <text:p>0.4191580232</text:p>
          </table:table-cell>
          <table:table-cell office:value-type="float" office:value="46.8567429457">
            <text:p>46.8567429457</text:p>
          </table:table-cell>
          <table:table-cell office:value-type="float" office:value="0.78855721393">
            <text:p>0.7885572139</text:p>
          </table:table-cell>
        </table:table-row>
        <table:table-row table:style-name="ro1">
          <table:table-cell office:value-type="float" office:value="39.6755138784">
            <text:p>39.6755138784</text:p>
          </table:table-cell>
          <table:table-cell office:value-type="float" office:value="0.42634397668">
            <text:p>0.4263439767</text:p>
          </table:table-cell>
          <table:table-cell office:value-type="float" office:value="48.171066297">
            <text:p>48.171066297</text:p>
          </table:table-cell>
          <table:table-cell office:value-type="float" office:value="0.791044776119">
            <text:p>0.7910447761</text:p>
          </table:table-cell>
        </table:table-row>
        <table:table-row table:style-name="ro1">
          <table:table-cell office:value-type="float" office:value="40.3098613455">
            <text:p>40.3098613455</text:p>
          </table:table-cell>
          <table:table-cell office:value-type="float" office:value="0.433258762118">
            <text:p>0.4332587621</text:p>
          </table:table-cell>
          <table:table-cell office:value-type="float" office:value="48.9412441263">
            <text:p>48.9412441263</text:p>
          </table:table-cell>
          <table:table-cell office:value-type="float" office:value="0.808457711443">
            <text:p>0.8084577114</text:p>
          </table:table-cell>
        </table:table-row>
        <table:table-row table:style-name="ro1">
          <table:table-cell office:value-type="float" office:value="40.5504654232">
            <text:p>40.5504654232</text:p>
          </table:table-cell>
          <table:table-cell office:value-type="float" office:value="0.434817978442">
            <text:p>0.4348179784</text:p>
          </table:table-cell>
          <table:table-cell office:value-type="float" office:value="49.7237356441">
            <text:p>49.7237356441</text:p>
          </table:table-cell>
          <table:table-cell office:value-type="float" office:value="0.810945273632">
            <text:p>0.8109452736</text:p>
          </table:table-cell>
        </table:table-row>
        <table:table-row table:style-name="ro1">
          <table:table-cell office:value-type="float" office:value="40.9543511487">
            <text:p>40.9543511487</text:p>
          </table:table-cell>
          <table:table-cell office:value-type="float" office:value="0.444580028473">
            <text:p>0.4445800285</text:p>
          </table:table-cell>
          <table:table-cell office:value-type="float" office:value="51.1184774742">
            <text:p>51.1184774742</text:p>
          </table:table-cell>
          <table:table-cell office:value-type="float" office:value="0.813432835821">
            <text:p>0.8134328358</text:p>
          </table:table-cell>
        </table:table-row>
        <table:table-row table:style-name="ro1">
          <table:table-cell office:value-type="float" office:value="41.1988019996">
            <text:p>41.1988019996</text:p>
          </table:table-cell>
          <table:table-cell office:value-type="float" office:value="0.446410412853">
            <text:p>0.4464104129</text:p>
          </table:table-cell>
          <table:table-cell office:value-type="float" office:value="51.935779699">
            <text:p>51.935779699</text:p>
          </table:table-cell>
          <table:table-cell office:value-type="float" office:value="0.818407960199">
            <text:p>0.8184079602</text:p>
          </table:table-cell>
        </table:table-row>
        <table:table-row table:style-name="ro1">
          <table:table-cell office:value-type="float" office:value="41.8575045745">
            <text:p>41.8575045745</text:p>
          </table:table-cell>
          <table:table-cell office:value-type="float" office:value="0.449528845502">
            <text:p>0.4495288455</text:p>
          </table:table-cell>
          <table:table-cell office:value-type="float" office:value="54.2462300718">
            <text:p>54.2462300718</text:p>
          </table:table-cell>
          <table:table-cell office:value-type="float" office:value="0.820895522388">
            <text:p>0.8208955224</text:p>
          </table:table-cell>
        </table:table-row>
        <table:table-row table:style-name="ro1">
          <table:table-cell office:value-type="float" office:value="42.1031132978">
            <text:p>42.1031132978</text:p>
          </table:table-cell>
          <table:table-cell office:value-type="float" office:value="0.456579214968">
            <text:p>0.456579215</text:p>
          </table:table-cell>
          <table:table-cell office:value-type="float" office:value="54.7920347442">
            <text:p>54.7920347442</text:p>
          </table:table-cell>
          <table:table-cell office:value-type="float" office:value="0.823383084577">
            <text:p>0.8233830846</text:p>
          </table:table-cell>
        </table:table-row>
        <table:table-row table:style-name="ro1">
          <table:table-cell office:value-type="float" office:value="42.5267386801">
            <text:p>42.5267386801</text:p>
          </table:table-cell>
          <table:table-cell office:value-type="float" office:value="0.458951935462">
            <text:p>0.4589519355</text:p>
          </table:table-cell>
          <table:table-cell office:value-type="float" office:value="55.1135401821">
            <text:p>55.1135401821</text:p>
          </table:table-cell>
          <table:table-cell office:value-type="float" office:value="0.830845771144">
            <text:p>0.8308457711</text:p>
          </table:table-cell>
        </table:table-row>
        <table:table-row table:style-name="ro1">
          <table:table-cell office:value-type="float" office:value="42.7762743283">
            <text:p>42.7762743283</text:p>
          </table:table-cell>
          <table:table-cell office:value-type="float" office:value="0.465053216731">
            <text:p>0.4650532167</text:p>
          </table:table-cell>
          <table:table-cell office:value-type="float" office:value="55.9947168006">
            <text:p>55.9947168006</text:p>
          </table:table-cell>
          <table:table-cell office:value-type="float" office:value="0.833333333333">
            <text:p>0.8333333333</text:p>
          </table:table-cell>
        </table:table-row>
        <table:table-row table:style-name="ro1">
          <table:table-cell office:value-type="float" office:value="43.4601981747">
            <text:p>43.4601981747</text:p>
          </table:table-cell>
          <table:table-cell office:value-type="float" office:value="0.472239170226">
            <text:p>0.4722391702</text:p>
          </table:table-cell>
          <table:table-cell office:value-type="float" office:value="56.3289416459">
            <text:p>56.3289416459</text:p>
          </table:table-cell>
          <table:table-cell office:value-type="float" office:value="0.835820895522">
            <text:p>0.8358208955</text:p>
          </table:table-cell>
        </table:table-row>
        <table:table-row table:style-name="ro1">
          <table:table-cell office:value-type="float" office:value="43.7196059688">
            <text:p>43.7196059688</text:p>
          </table:table-cell>
          <table:table-cell office:value-type="float" office:value="0.474679682733">
            <text:p>0.4746796827</text:p>
          </table:table-cell>
          <table:table-cell office:value-type="float" office:value="56.8899822769">
            <text:p>56.8899822769</text:p>
          </table:table-cell>
          <table:table-cell office:value-type="float" office:value="0.84328358209">
            <text:p>0.8432835821</text:p>
          </table:table-cell>
        </table:table-row>
        <table:table-row table:style-name="ro1">
          <table:table-cell office:value-type="float" office:value="44.4186121067">
            <text:p>44.4186121067</text:p>
          </table:table-cell>
          <table:table-cell office:value-type="float" office:value="0.47793369941">
            <text:p>0.4779336994</text:p>
          </table:table-cell>
          <table:table-cell office:value-type="float" office:value="58.4857358202">
            <text:p>58.4857358202</text:p>
          </table:table-cell>
          <table:table-cell office:value-type="float" office:value="0.850746268657">
            <text:p>0.8507462687</text:p>
          </table:table-cell>
        </table:table-row>
        <table:table-row table:style-name="ro1">
          <table:table-cell office:value-type="float" office:value="44.6792487386">
            <text:p>44.6792487386</text:p>
          </table:table-cell>
          <table:table-cell office:value-type="float" office:value="0.486136533116">
            <text:p>0.4861365331</text:p>
          </table:table-cell>
          <table:table-cell office:value-type="float" office:value="59.4208286547">
            <text:p>59.4208286547</text:p>
          </table:table-cell>
          <table:table-cell office:value-type="float" office:value="0.858208955224">
            <text:p>0.8582089552</text:p>
          </table:table-cell>
        </table:table-row>
        <table:table-row table:style-name="ro1">
          <table:table-cell office:value-type="float" office:value="45.1287943153">
            <text:p>45.1287943153</text:p>
          </table:table-cell>
          <table:table-cell office:value-type="float" office:value="0.489865093892">
            <text:p>0.4898650939</text:p>
          </table:table-cell>
          <table:table-cell office:value-type="float" office:value="60.3708722266">
            <text:p>60.3708722266</text:p>
          </table:table-cell>
          <table:table-cell office:value-type="float" office:value="0.865671641791">
            <text:p>0.8656716418</text:p>
          </table:table-cell>
        </table:table-row>
        <table:table-row table:style-name="ro1">
          <table:table-cell office:value-type="float" office:value="45.393598062">
            <text:p>45.393598062</text:p>
          </table:table-cell>
          <table:table-cell office:value-type="float" office:value="0.497186631415">
            <text:p>0.4971866314</text:p>
          </table:table-cell>
          <table:table-cell office:value-type="float" office:value="62.0642639544">
            <text:p>62.0642639544</text:p>
          </table:table-cell>
          <table:table-cell office:value-type="float" office:value="0.86815920398">
            <text:p>0.868159204</text:p>
          </table:table-cell>
        </table:table-row>
        <table:table-row table:style-name="ro1">
          <table:table-cell office:value-type="float" office:value="46.119368703">
            <text:p>46.119368703</text:p>
          </table:table-cell>
          <table:table-cell office:value-type="float" office:value="0.505186089079">
            <text:p>0.5051860891</text:p>
          </table:table-cell>
          <table:table-cell office:value-type="float" office:value="62.6887310586">
            <text:p>62.6887310586</text:p>
          </table:table-cell>
          <table:table-cell office:value-type="float" office:value="0.870646766169">
            <text:p>0.8706467662</text:p>
          </table:table-cell>
        </table:table-row>
        <table:table-row table:style-name="ro1">
          <table:table-cell office:value-type="float" office:value="46.3946488522">
            <text:p>46.3946488522</text:p>
          </table:table-cell>
          <table:table-cell office:value-type="float" office:value="0.507558809572">
            <text:p>0.5075588096</text:p>
          </table:table-cell>
          <table:table-cell office:value-type="float" office:value="63.0565718946">
            <text:p>63.0565718946</text:p>
          </table:table-cell>
          <table:table-cell office:value-type="float" office:value="0.875621890547">
            <text:p>0.8756218905</text:p>
          </table:table-cell>
        </table:table-row>
        <table:table-row table:style-name="ro1">
          <table:table-cell office:value-type="float" office:value="46.8567429457">
            <text:p>46.8567429457</text:p>
          </table:table-cell>
          <table:table-cell office:value-type="float" office:value="0.518337739814">
            <text:p>0.5183377398</text:p>
          </table:table-cell>
          <table:table-cell office:value-type="float" office:value="64.0647448866">
            <text:p>64.0647448866</text:p>
          </table:table-cell>
          <table:table-cell office:value-type="float" office:value="0.878109452736">
            <text:p>0.8781094527</text:p>
          </table:table-cell>
        </table:table-row>
        <table:table-row table:style-name="ro1">
          <table:table-cell office:value-type="float" office:value="47.1364245576">
            <text:p>47.1364245576</text:p>
          </table:table-cell>
          <table:table-cell office:value-type="float" office:value="0.520100332181">
            <text:p>0.5201003322</text:p>
          </table:table-cell>
          <table:table-cell office:value-type="float" office:value="64.4471386472">
            <text:p>64.4471386472</text:p>
          </table:table-cell>
          <table:table-cell office:value-type="float" office:value="0.883084577114">
            <text:p>0.8830845771</text:p>
          </table:table-cell>
        </table:table-row>
        <table:table-row table:style-name="ro1">
          <table:table-cell office:value-type="float" office:value="47.8900599688">
            <text:p>47.8900599688</text:p>
          </table:table-cell>
          <table:table-cell office:value-type="float" office:value="0.523015388787">
            <text:p>0.5230153888</text:p>
          </table:table-cell>
          <table:table-cell office:value-type="float" office:value="65.4775442578">
            <text:p>65.4775442578</text:p>
          </table:table-cell>
          <table:table-cell office:value-type="float" office:value="0.888059701493">
            <text:p>0.8880597015</text:p>
          </table:table-cell>
        </table:table-row>
        <table:table-row table:style-name="ro1">
          <table:table-cell office:value-type="float" office:value="48.171066297">
            <text:p>48.171066297</text:p>
          </table:table-cell>
          <table:table-cell office:value-type="float" office:value="0.530472510338">
            <text:p>0.5304725103</text:p>
          </table:table-cell>
          <table:table-cell office:value-type="float" office:value="66.524424935">
            <text:p>66.524424935</text:p>
          </table:table-cell>
          <table:table-cell office:value-type="float" office:value="0.893034825871">
            <text:p>0.8930348259</text:p>
          </table:table-cell>
        </table:table-row>
        <table:table-row table:style-name="ro1">
          <table:table-cell office:value-type="float" office:value="48.9412441263">
            <text:p>48.9412441263</text:p>
          </table:table-cell>
          <table:table-cell office:value-type="float" office:value="0.539149888143">
            <text:p>0.5391498881</text:p>
          </table:table-cell>
          <table:table-cell office:value-type="float" office:value="66.9147726651">
            <text:p>66.9147726651</text:p>
          </table:table-cell>
          <table:table-cell office:value-type="float" office:value="0.89552238806">
            <text:p>0.8955223881</text:p>
          </table:table-cell>
        </table:table-row>
        <table:table-row table:style-name="ro1">
          <table:table-cell office:value-type="float" office:value="49.2333676491">
            <text:p>49.2333676491</text:p>
          </table:table-cell>
          <table:table-cell office:value-type="float" office:value="0.541048064538">
            <text:p>0.5410480645</text:p>
          </table:table-cell>
          <table:table-cell office:value-type="float" office:value="67.9846321693">
            <text:p>67.9846321693</text:p>
          </table:table-cell>
          <table:table-cell office:value-type="float" office:value="0.898009950249">
            <text:p>0.8980099502</text:p>
          </table:table-cell>
        </table:table-row>
        <table:table-row table:style-name="ro1">
          <table:table-cell office:value-type="float" office:value="49.7237356441">
            <text:p>49.7237356441</text:p>
          </table:table-cell>
          <table:table-cell office:value-type="float" office:value="0.548234018033">
            <text:p>0.548234018</text:p>
          </table:table-cell>
          <table:table-cell office:value-type="float" office:value="69.0715969154">
            <text:p>69.0715969154</text:p>
          </table:table-cell>
          <table:table-cell office:value-type="float" office:value="0.902985074627">
            <text:p>0.9029850746</text:p>
          </table:table-cell>
        </table:table-row>
        <table:table-row table:style-name="ro1">
          <table:table-cell office:value-type="float" office:value="50.0205299878">
            <text:p>50.0205299878</text:p>
          </table:table-cell>
          <table:table-cell office:value-type="float" office:value="0.550877906583">
            <text:p>0.5508779066</text:p>
          </table:table-cell>
          <table:table-cell office:value-type="float" office:value="70.594811">
            <text:p>70.594811</text:p>
          </table:table-cell>
          <table:table-cell office:value-type="float" office:value="0.905472636816">
            <text:p>0.9054726368</text:p>
          </table:table-cell>
        </table:table-row>
        <table:table-row table:style-name="ro1">
          <table:table-cell office:value-type="float" office:value="50.8202776799">
            <text:p>50.8202776799</text:p>
          </table:table-cell>
          <table:table-cell office:value-type="float" office:value="0.553521795133">
            <text:p>0.5535217951</text:p>
          </table:table-cell>
          <table:table-cell office:value-type="float" office:value="71.0090430108">
            <text:p>71.0090430108</text:p>
          </table:table-cell>
          <table:table-cell office:value-type="float" office:value="0.910447761194">
            <text:p>0.9104477612</text:p>
          </table:table-cell>
        </table:table-row>
        <table:table-row table:style-name="ro1">
          <table:table-cell office:value-type="float" office:value="51.1184774742">
            <text:p>51.1184774742</text:p>
          </table:table-cell>
          <table:table-cell office:value-type="float" office:value="0.560436580571">
            <text:p>0.5604365806</text:p>
          </table:table-cell>
          <table:table-cell office:value-type="float" office:value="72.1443631644">
            <text:p>72.1443631644</text:p>
          </table:table-cell>
          <table:table-cell office:value-type="float" office:value="0.915422885572">
            <text:p>0.9154228856</text:p>
          </table:table-cell>
        </table:table-row>
        <table:table-row table:style-name="ro1">
          <table:table-cell office:value-type="float" office:value="51.6328119402">
            <text:p>51.6328119402</text:p>
          </table:table-cell>
          <table:table-cell office:value-type="float" office:value="0.562673717036">
            <text:p>0.562673717</text:p>
          </table:table-cell>
          <table:table-cell office:value-type="float" office:value="73.2978354893">
            <text:p>73.2978354893</text:p>
          </table:table-cell>
          <table:table-cell office:value-type="float" office:value="0.922885572139">
            <text:p>0.9228855721</text:p>
          </table:table-cell>
        </table:table-row>
        <table:table-row table:style-name="ro1">
          <table:table-cell office:value-type="float" office:value="51.935779699">
            <text:p>51.935779699</text:p>
          </table:table-cell>
          <table:table-cell office:value-type="float" office:value="0.569995254559">
            <text:p>0.5699952546</text:p>
          </table:table-cell>
          <table:table-cell office:value-type="float" office:value="73.7353401137">
            <text:p>73.7353401137</text:p>
          </table:table-cell>
          <table:table-cell office:value-type="float" office:value="0.925373134328">
            <text:p>0.9253731343</text:p>
          </table:table-cell>
        </table:table-row>
        <table:table-row table:style-name="ro1">
          <table:table-cell office:value-type="float" office:value="52.7661491132">
            <text:p>52.7661491132</text:p>
          </table:table-cell>
          <table:table-cell office:value-type="float" office:value="0.577316792082">
            <text:p>0.5773167921</text:p>
          </table:table-cell>
          <table:table-cell office:value-type="float" office:value="77.7826616568">
            <text:p>77.7826616568</text:p>
          </table:table-cell>
          <table:table-cell office:value-type="float" office:value="0.927860696517">
            <text:p>0.9278606965</text:p>
          </table:table-cell>
        </table:table-row>
        <table:table-row table:style-name="ro1">
          <table:table-cell office:value-type="float" office:value="53.0811030832">
            <text:p>53.0811030832</text:p>
          </table:table-cell>
          <table:table-cell office:value-type="float" office:value="0.578740424378">
            <text:p>0.5787404244</text:p>
          </table:table-cell>
          <table:table-cell office:value-type="float" office:value="78.2469353922">
            <text:p>78.2469353922</text:p>
          </table:table-cell>
          <table:table-cell office:value-type="float" office:value="0.930348258706">
            <text:p>0.9303482587</text:p>
          </table:table-cell>
        </table:table-row>
        <table:table-row table:style-name="ro1">
          <table:table-cell office:value-type="float" office:value="53.929784465">
            <text:p>53.929784465</text:p>
          </table:table-cell>
          <table:table-cell office:value-type="float" office:value="0.580977560843">
            <text:p>0.5809775608</text:p>
          </table:table-cell>
          <table:table-cell office:value-type="float" office:value="81.2429541906">
            <text:p>81.2429541906</text:p>
          </table:table-cell>
          <table:table-cell office:value-type="float" office:value="0.935323383085">
            <text:p>0.9353233831</text:p>
          </table:table-cell>
        </table:table-row>
        <table:table-row table:style-name="ro1">
          <table:table-cell office:value-type="float" office:value="54.2462300718">
            <text:p>54.2462300718</text:p>
          </table:table-cell>
          <table:table-cell office:value-type="float" office:value="0.591078570944">
            <text:p>0.5910785709</text:p>
          </table:table-cell>
          <table:table-cell office:value-type="float" office:value="82.5418984676">
            <text:p>82.5418984676</text:p>
          </table:table-cell>
          <table:table-cell office:value-type="float" office:value="0.942786069652">
            <text:p>0.9427860697</text:p>
          </table:table-cell>
        </table:table-row>
        <table:table-row table:style-name="ro1">
          <table:table-cell office:value-type="float" office:value="54.7920347442">
            <text:p>54.7920347442</text:p>
          </table:table-cell>
          <table:table-cell office:value-type="float" office:value="0.594129211579">
            <text:p>0.5941292116</text:p>
          </table:table-cell>
          <table:table-cell office:value-type="float" office:value="83.8616103166">
            <text:p>83.8616103166</text:p>
          </table:table-cell>
          <table:table-cell office:value-type="float" office:value="0.955223880597">
            <text:p>0.9552238806</text:p>
          </table:table-cell>
        </table:table-row>
        <table:table-row table:style-name="ro1">
          <table:table-cell office:value-type="float" office:value="55.1135401821">
            <text:p>55.1135401821</text:p>
          </table:table-cell>
          <table:table-cell office:value-type="float" office:value="0.60158633313">
            <text:p>0.6015863331</text:p>
          </table:table-cell>
          <table:table-cell office:value-type="float" office:value="88.9927949069">
            <text:p>88.9927949069</text:p>
          </table:table-cell>
          <table:table-cell office:value-type="float" office:value="0.962686567164">
            <text:p>0.9626865672</text:p>
          </table:table-cell>
        </table:table-row>
        <table:table-row table:style-name="ro1">
          <table:table-cell office:value-type="float" office:value="55.9947168006">
            <text:p>55.9947168006</text:p>
          </table:table-cell>
          <table:table-cell office:value-type="float" office:value="0.608433326554">
            <text:p>0.6084333266</text:p>
          </table:table-cell>
          <table:table-cell office:value-type="float" office:value="89.5239813189">
            <text:p>89.5239813189</text:p>
          </table:table-cell>
          <table:table-cell office:value-type="float" office:value="0.965174129353">
            <text:p>0.9651741294</text:p>
          </table:table-cell>
        </table:table-row>
        <table:table-row table:style-name="ro1">
          <table:table-cell office:value-type="float" office:value="56.3289416459">
            <text:p>56.3289416459</text:p>
          </table:table-cell>
          <table:table-cell office:value-type="float" office:value="0.610399294963">
            <text:p>0.610399295</text:p>
          </table:table-cell>
          <table:table-cell office:value-type="float" office:value="92.9517896538">
            <text:p>92.9517896538</text:p>
          </table:table-cell>
          <table:table-cell office:value-type="float" office:value="0.967661691542">
            <text:p>0.9676616915</text:p>
          </table:table-cell>
        </table:table-row>
        <table:table-row table:style-name="ro1">
          <table:table-cell office:value-type="float" office:value="56.8899822769">
            <text:p>56.8899822769</text:p>
          </table:table-cell>
          <table:table-cell office:value-type="float" office:value="0.618805504712">
            <text:p>0.6188055047</text:p>
          </table:table-cell>
          <table:table-cell office:value-type="float" office:value="94.4379386459">
            <text:p>94.4379386459</text:p>
          </table:table-cell>
          <table:table-cell office:value-type="float" office:value="0.975124378109">
            <text:p>0.9751243781</text:p>
          </table:table-cell>
        </table:table-row>
        <table:table-row table:style-name="ro1">
          <table:table-cell office:value-type="float" office:value="57.2295506596">
            <text:p>57.2295506596</text:p>
          </table:table-cell>
          <table:table-cell office:value-type="float" office:value="0.621178225205">
            <text:p>0.6211782252</text:p>
          </table:table-cell>
          <table:table-cell office:value-type="float" office:value="98.0637573451">
            <text:p>98.0637573451</text:p>
          </table:table-cell>
          <table:table-cell office:value-type="float" office:value="0.977611940299">
            <text:p>0.9776119403</text:p>
          </table:table-cell>
        </table:table-row>
        <table:table-row table:style-name="ro1">
          <table:table-cell office:value-type="float" office:value="58.1445591205">
            <text:p>58.1445591205</text:p>
          </table:table-cell>
          <table:table-cell office:value-type="float" office:value="0.623347569656">
            <text:p>0.6233475697</text:p>
          </table:table-cell>
          <table:table-cell office:value-type="float" office:value="100.216250909">
            <text:p>100.216250909</text:p>
          </table:table-cell>
          <table:table-cell office:value-type="float" office:value="0.980099502488">
            <text:p>0.9800995025</text:p>
          </table:table-cell>
        </table:table-row>
        <table:table-row table:style-name="ro1">
          <table:table-cell office:value-type="float" office:value="58.4857358202">
            <text:p>58.4857358202</text:p>
          </table:table-cell>
          <table:table-cell office:value-type="float" office:value="0.631685987391">
            <text:p>0.6316859874</text:p>
          </table:table-cell>
          <table:table-cell office:value-type="float" office:value="106.348117094">
            <text:p>106.348117094</text:p>
          </table:table-cell>
          <table:table-cell office:value-type="float" office:value="0.982587064677">
            <text:p>0.9825870647</text:p>
          </table:table-cell>
        </table:table-row>
        <table:table-row table:style-name="ro1">
          <table:table-cell office:value-type="float" office:value="59.4208286547">
            <text:p>59.4208286547</text:p>
          </table:table-cell>
          <table:table-cell office:value-type="float" office:value="0.639007524914">
            <text:p>0.6390075249</text:p>
          </table:table-cell>
          <table:table-cell office:value-type="float" office:value="110.431209642">
            <text:p>110.431209642</text:p>
          </table:table-cell>
          <table:table-cell office:value-type="float" office:value="0.985074626866">
            <text:p>0.9850746269</text:p>
          </table:table-cell>
        </table:table-row>
        <table:table-row table:style-name="ro1">
          <table:table-cell office:value-type="float" office:value="59.7755034463">
            <text:p>59.7755034463</text:p>
          </table:table-cell>
          <table:table-cell office:value-type="float" office:value="0.640702325266">
            <text:p>0.6407023253</text:p>
          </table:table-cell>
          <table:table-cell office:value-type="float" office:value="117.188091928">
            <text:p>117.188091928</text:p>
          </table:table-cell>
          <table:table-cell office:value-type="float" office:value="0.990049751244">
            <text:p>0.9900497512</text:p>
          </table:table-cell>
        </table:table-row>
        <table:table-row table:style-name="ro1">
          <table:table-cell office:value-type="float" office:value="60.3708722266">
            <text:p>60.3708722266</text:p>
          </table:table-cell>
          <table:table-cell office:value-type="float" office:value="0.649108535015">
            <text:p>0.649108535</text:p>
          </table:table-cell>
          <table:table-cell office:value-type="float" office:value="123.620528932">
            <text:p>123.620528932</text:p>
          </table:table-cell>
          <table:table-cell office:value-type="float" office:value="0.992537313433">
            <text:p>0.9925373134</text:p>
          </table:table-cell>
        </table:table-row>
        <table:table-row table:style-name="ro1">
          <table:table-cell office:value-type="float" office:value="60.7312175502">
            <text:p>60.7312175502</text:p>
          </table:table-cell>
          <table:table-cell office:value-type="float" office:value="0.651752423565">
            <text:p>0.6517524236</text:p>
          </table:table-cell>
          <table:table-cell office:value-type="float" office:value="126.346693937">
            <text:p>126.346693937</text:p>
          </table:table-cell>
          <table:table-cell office:value-type="float" office:value="0.995024875622">
            <text:p>0.9950248756</text:p>
          </table:table-cell>
        </table:table-row>
        <table:table-row table:style-name="ro1">
          <table:table-cell office:value-type="float" office:value="61.7022118901">
            <text:p>61.7022118901</text:p>
          </table:table-cell>
          <table:table-cell office:value-type="float" office:value="0.653515015931">
            <text:p>0.6535150159</text:p>
          </table:table-cell>
          <table:table-cell office:value-type="float" office:value="131.184416348">
            <text:p>131.184416348</text:p>
          </table:table-cell>
          <table:table-cell office:value-type="float" office:value="0.997512437811">
            <text:p>0.9975124378</text:p>
          </table:table-cell>
        </table:table-row>
        <table:table-row table:style-name="ro1">
          <table:table-cell office:value-type="float" office:value="62.0642639544">
            <text:p>62.0642639544</text:p>
          </table:table-cell>
          <table:table-cell office:value-type="float" office:value="0.661650057623">
            <text:p>0.6616500576</text:p>
          </table:table-cell>
          <table:table-cell office:value-type="float" office:value="200.803685012">
            <text:p>200.8036850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.6887310586">
            <text:p>62.6887310586</text:p>
          </table:table-cell>
          <table:table-cell office:value-type="float" office:value="0.663954986103">
            <text:p>0.6639549861</text:p>
          </table:table-cell>
          <table:table-cell table:number-columns-repeated="2"/>
        </table:table-row>
        <table:table-row table:style-name="ro1">
          <table:table-cell office:value-type="float" office:value="63.0565718946">
            <text:p>63.0565718946</text:p>
          </table:table-cell>
          <table:table-cell office:value-type="float" office:value="0.672225611823">
            <text:p>0.6722256118</text:p>
          </table:table-cell>
          <table:table-cell table:number-columns-repeated="2"/>
        </table:table-row>
        <table:table-row table:style-name="ro1">
          <table:table-cell office:value-type="float" office:value="64.0647448866">
            <text:p>64.0647448866</text:p>
          </table:table-cell>
          <table:table-cell office:value-type="float" office:value="0.680699613586">
            <text:p>0.6806996136</text:p>
          </table:table-cell>
          <table:table-cell table:number-columns-repeated="2"/>
        </table:table-row>
        <table:table-row table:style-name="ro1">
          <table:table-cell office:value-type="float" office:value="64.4471386472">
            <text:p>64.4471386472</text:p>
          </table:table-cell>
          <table:table-cell office:value-type="float" office:value="0.683275710121">
            <text:p>0.6832757101</text:p>
          </table:table-cell>
          <table:table-cell table:number-columns-repeated="2"/>
        </table:table-row>
        <table:table-row table:style-name="ro1">
          <table:table-cell office:value-type="float" office:value="65.4775442578">
            <text:p>65.4775442578</text:p>
          </table:table-cell>
          <table:table-cell office:value-type="float" office:value="0.686868686869">
            <text:p>0.6868686869</text:p>
          </table:table-cell>
          <table:table-cell table:number-columns-repeated="2"/>
        </table:table-row>
        <table:table-row table:style-name="ro1">
          <table:table-cell office:value-type="float" office:value="66.524424935">
            <text:p>66.524424935</text:p>
          </table:table-cell>
          <table:table-cell office:value-type="float" office:value="0.689648159447">
            <text:p>0.6896481594</text:p>
          </table:table-cell>
          <table:table-cell table:number-columns-repeated="2"/>
        </table:table-row>
        <table:table-row table:style-name="ro1">
          <table:table-cell office:value-type="float" office:value="66.9147726651">
            <text:p>66.9147726651</text:p>
          </table:table-cell>
          <table:table-cell office:value-type="float" office:value="0.698664497322">
            <text:p>0.6986644973</text:p>
          </table:table-cell>
          <table:table-cell table:number-columns-repeated="2"/>
        </table:table-row>
        <table:table-row table:style-name="ro1">
          <table:table-cell office:value-type="float" office:value="67.9846321693">
            <text:p>67.9846321693</text:p>
          </table:table-cell>
          <table:table-cell office:value-type="float" office:value="0.706935123043">
            <text:p>0.706935123</text:p>
          </table:table-cell>
          <table:table-cell table:number-columns-repeated="2"/>
        </table:table-row>
        <table:table-row table:style-name="ro1">
          <table:table-cell office:value-type="float" office:value="68.3904230364">
            <text:p>68.3904230364</text:p>
          </table:table-cell>
          <table:table-cell office:value-type="float" office:value="0.708358755339">
            <text:p>0.7083587553</text:p>
          </table:table-cell>
          <table:table-cell table:number-columns-repeated="2"/>
        </table:table-row>
        <table:table-row table:style-name="ro1">
          <table:table-cell office:value-type="float" office:value="69.0715969154">
            <text:p>69.0715969154</text:p>
          </table:table-cell>
          <table:table-cell office:value-type="float" office:value="0.71764626127">
            <text:p>0.7176462613</text:p>
          </table:table-cell>
          <table:table-cell table:number-columns-repeated="2"/>
        </table:table-row>
        <table:table-row table:style-name="ro1">
          <table:table-cell office:value-type="float" office:value="69.483876038">
            <text:p>69.483876038</text:p>
          </table:table-cell>
          <table:table-cell office:value-type="float" office:value="0.720154565792">
            <text:p>0.7201545658</text:p>
          </table:table-cell>
          <table:table-cell table:number-columns-repeated="2"/>
        </table:table-row>
        <table:table-row table:style-name="ro1">
          <table:table-cell office:value-type="float" office:value="70.594811">
            <text:p>70.594811</text:p>
          </table:table-cell>
          <table:table-cell office:value-type="float" office:value="0.722527286286">
            <text:p>0.7225272863</text:p>
          </table:table-cell>
          <table:table-cell table:number-columns-repeated="2"/>
        </table:table-row>
        <table:table-row table:style-name="ro1">
          <table:table-cell office:value-type="float" office:value="71.0090430108">
            <text:p>71.0090430108</text:p>
          </table:table-cell>
          <table:table-cell office:value-type="float" office:value="0.731340248119">
            <text:p>0.7313402481</text:p>
          </table:table-cell>
          <table:table-cell table:number-columns-repeated="2"/>
        </table:table-row>
        <table:table-row table:style-name="ro1">
          <table:table-cell office:value-type="float" office:value="72.1443631644">
            <text:p>72.1443631644</text:p>
          </table:table-cell>
          <table:table-cell office:value-type="float" office:value="0.740356585994">
            <text:p>0.740356586</text:p>
          </table:table-cell>
          <table:table-cell table:number-columns-repeated="2"/>
        </table:table-row>
        <table:table-row table:style-name="ro1">
          <table:table-cell office:value-type="float" office:value="72.5749828107">
            <text:p>72.5749828107</text:p>
          </table:table-cell>
          <table:table-cell office:value-type="float" office:value="0.741983594333">
            <text:p>0.7419835943</text:p>
          </table:table-cell>
          <table:table-cell table:number-columns-repeated="2"/>
        </table:table-row>
        <table:table-row table:style-name="ro1">
          <table:table-cell office:value-type="float" office:value="73.2978354893">
            <text:p>73.2978354893</text:p>
          </table:table-cell>
          <table:table-cell office:value-type="float" office:value="0.750932140194">
            <text:p>0.7509321402</text:p>
          </table:table-cell>
          <table:table-cell table:number-columns-repeated="2"/>
        </table:table-row>
        <table:table-row table:style-name="ro1">
          <table:table-cell office:value-type="float" office:value="73.7353401137">
            <text:p>73.7353401137</text:p>
          </table:table-cell>
          <table:table-cell office:value-type="float" office:value="0.753304860687">
            <text:p>0.7533048607</text:p>
          </table:table-cell>
          <table:table-cell table:number-columns-repeated="2"/>
        </table:table-row>
        <table:table-row table:style-name="ro1">
          <table:table-cell office:value-type="float" office:value="74.9142495411">
            <text:p>74.9142495411</text:p>
          </table:table-cell>
          <table:table-cell office:value-type="float" office:value="0.756287709308">
            <text:p>0.7562877093</text:p>
          </table:table-cell>
          <table:table-cell table:number-columns-repeated="2"/>
        </table:table-row>
        <table:table-row table:style-name="ro1">
          <table:table-cell office:value-type="float" office:value="76.1120078672">
            <text:p>76.1120078672</text:p>
          </table:table-cell>
          <table:table-cell office:value-type="float" office:value="0.758118093689">
            <text:p>0.7581180937</text:p>
          </table:table-cell>
          <table:table-cell table:number-columns-repeated="2"/>
        </table:table-row>
        <table:table-row table:style-name="ro1">
          <table:table-cell office:value-type="float" office:value="76.5586124783">
            <text:p>76.5586124783</text:p>
          </table:table-cell>
          <table:table-cell office:value-type="float" office:value="0.768083519761">
            <text:p>0.7680835198</text:p>
          </table:table-cell>
          <table:table-cell table:number-columns-repeated="2"/>
        </table:table-row>
        <table:table-row table:style-name="ro1">
          <table:table-cell office:value-type="float" office:value="77.7826616568">
            <text:p>77.7826616568</text:p>
          </table:table-cell>
          <table:table-cell office:value-type="float" office:value="0.776150769439">
            <text:p>0.7761507694</text:p>
          </table:table-cell>
          <table:table-cell table:number-columns-repeated="2"/>
        </table:table-row>
        <table:table-row table:style-name="ro1">
          <table:table-cell office:value-type="float" office:value="78.2469353922">
            <text:p>78.2469353922</text:p>
          </table:table-cell>
          <table:table-cell office:value-type="float" office:value="0.777913361806">
            <text:p>0.7779133618</text:p>
          </table:table-cell>
          <table:table-cell table:number-columns-repeated="2"/>
        </table:table-row>
        <table:table-row table:style-name="ro1">
          <table:table-cell office:value-type="float" office:value="79.4979785267">
            <text:p>79.4979785267</text:p>
          </table:table-cell>
          <table:table-cell office:value-type="float" office:value="0.780760626398">
            <text:p>0.7807606264</text:p>
          </table:table-cell>
          <table:table-cell table:number-columns-repeated="2"/>
        </table:table-row>
        <table:table-row table:style-name="ro1">
          <table:table-cell office:value-type="float" office:value="80.7690230992">
            <text:p>80.7690230992</text:p>
          </table:table-cell>
          <table:table-cell office:value-type="float" office:value="0.782862178835">
            <text:p>0.7828621788</text:p>
          </table:table-cell>
          <table:table-cell table:number-columns-repeated="2"/>
        </table:table-row>
        <table:table-row table:style-name="ro1">
          <table:table-cell office:value-type="float" office:value="81.2429541906">
            <text:p>81.2429541906</text:p>
          </table:table-cell>
          <table:table-cell office:value-type="float" office:value="0.791132804556">
            <text:p>0.7911328046</text:p>
          </table:table-cell>
          <table:table-cell table:number-columns-repeated="2"/>
        </table:table-row>
        <table:table-row table:style-name="ro1">
          <table:table-cell office:value-type="float" office:value="82.5418984676">
            <text:p>82.5418984676</text:p>
          </table:table-cell>
          <table:table-cell office:value-type="float" office:value="0.799742390346">
            <text:p>0.7997423903</text:p>
          </table:table-cell>
          <table:table-cell table:number-columns-repeated="2"/>
        </table:table-row>
        <table:table-row table:style-name="ro1">
          <table:table-cell office:value-type="float" office:value="83.03457949">
            <text:p>83.03457949</text:p>
          </table:table-cell>
          <table:table-cell office:value-type="float" office:value="0.802182902854">
            <text:p>0.8021829029</text:p>
          </table:table-cell>
          <table:table-cell table:number-columns-repeated="2"/>
        </table:table-row>
        <table:table-row table:style-name="ro1">
          <table:table-cell office:value-type="float" office:value="83.8616103166">
            <text:p>83.8616103166</text:p>
          </table:table-cell>
          <table:table-cell office:value-type="float" office:value="0.812283912955">
            <text:p>0.812283913</text:p>
          </table:table-cell>
          <table:table-cell table:number-columns-repeated="2"/>
        </table:table-row>
        <table:table-row table:style-name="ro1">
          <table:table-cell office:value-type="float" office:value="84.3621687195">
            <text:p>84.3621687195</text:p>
          </table:table-cell>
          <table:table-cell office:value-type="float" office:value="0.814792217477">
            <text:p>0.8147922175</text:p>
          </table:table-cell>
          <table:table-cell table:number-columns-repeated="2"/>
        </table:table-row>
        <table:table-row table:style-name="ro1">
          <table:table-cell office:value-type="float" office:value="85.7109841304">
            <text:p>85.7109841304</text:p>
          </table:table-cell>
          <table:table-cell office:value-type="float" office:value="0.817436106027">
            <text:p>0.817436106</text:p>
          </table:table-cell>
          <table:table-cell table:number-columns-repeated="2"/>
        </table:table-row>
        <table:table-row table:style-name="ro1">
          <table:table-cell office:value-type="float" office:value="87.5923345146">
            <text:p>87.5923345146</text:p>
          </table:table-cell>
          <table:table-cell office:value-type="float" office:value="0.825842315775">
            <text:p>0.8258423158</text:p>
          </table:table-cell>
          <table:table-cell table:number-columns-repeated="2"/>
        </table:table-row>
        <table:table-row table:style-name="ro1">
          <table:table-cell office:value-type="float" office:value="88.9927949069">
            <text:p>88.9927949069</text:p>
          </table:table-cell>
          <table:table-cell office:value-type="float" office:value="0.834316317538">
            <text:p>0.8343163175</text:p>
          </table:table-cell>
          <table:table-cell table:number-columns-repeated="2"/>
        </table:table-row>
        <table:table-row table:style-name="ro1">
          <table:table-cell office:value-type="float" office:value="89.5239813189">
            <text:p>89.5239813189</text:p>
          </table:table-cell>
          <table:table-cell office:value-type="float" office:value="0.83682462206">
            <text:p>0.8368246221</text:p>
          </table:table-cell>
          <table:table-cell table:number-columns-repeated="2"/>
        </table:table-row>
        <table:table-row table:style-name="ro1">
          <table:table-cell office:value-type="float" office:value="90.9553251605">
            <text:p>90.9553251605</text:p>
          </table:table-cell>
          <table:table-cell office:value-type="float" office:value="0.838519422412">
            <text:p>0.8385194224</text:p>
          </table:table-cell>
          <table:table-cell table:number-columns-repeated="2"/>
        </table:table-row>
        <table:table-row table:style-name="ro1">
          <table:table-cell office:value-type="float" office:value="92.4095542842">
            <text:p>92.4095542842</text:p>
          </table:table-cell>
          <table:table-cell office:value-type="float" office:value="0.840553182835">
            <text:p>0.8405531828</text:p>
          </table:table-cell>
          <table:table-cell table:number-columns-repeated="2"/>
        </table:table-row>
        <table:table-row table:style-name="ro1">
          <table:table-cell office:value-type="float" office:value="92.9517896538">
            <text:p>92.9517896538</text:p>
          </table:table-cell>
          <table:table-cell office:value-type="float" office:value="0.848823808555">
            <text:p>0.8488238086</text:p>
          </table:table-cell>
          <table:table-cell table:number-columns-repeated="2"/>
        </table:table-row>
        <table:table-row table:style-name="ro1">
          <table:table-cell office:value-type="float" office:value="94.4379386459">
            <text:p>94.4379386459</text:p>
          </table:table-cell>
          <table:table-cell office:value-type="float" office:value="0.857772354417">
            <text:p>0.8577723544</text:p>
          </table:table-cell>
          <table:table-cell table:number-columns-repeated="2"/>
        </table:table-row>
        <table:table-row table:style-name="ro1">
          <table:table-cell office:value-type="float" office:value="95.0016263444">
            <text:p>95.0016263444</text:p>
          </table:table-cell>
          <table:table-cell office:value-type="float" office:value="0.859941698868">
            <text:p>0.8599416989</text:p>
          </table:table-cell>
          <table:table-cell table:number-columns-repeated="2"/>
        </table:table-row>
        <table:table-row table:style-name="ro1">
          <table:table-cell office:value-type="float" office:value="96.520548823">
            <text:p>96.520548823</text:p>
          </table:table-cell>
          <table:table-cell office:value-type="float" office:value="0.86245000339">
            <text:p>0.8624500034</text:p>
          </table:table-cell>
          <table:table-cell table:number-columns-repeated="2"/>
        </table:table-row>
        <table:table-row table:style-name="ro1">
          <table:table-cell office:value-type="float" office:value="98.0637573451">
            <text:p>98.0637573451</text:p>
          </table:table-cell>
          <table:table-cell office:value-type="float" office:value="0.864415971799">
            <text:p>0.8644159718</text:p>
          </table:table-cell>
          <table:table-cell table:number-columns-repeated="2"/>
        </table:table-row>
        <table:table-row table:style-name="ro1">
          <table:table-cell office:value-type="float" office:value="100.216250909">
            <text:p>100.216250909</text:p>
          </table:table-cell>
          <table:table-cell office:value-type="float" office:value="0.872415429462">
            <text:p>0.8724154295</text:p>
          </table:table-cell>
          <table:table-cell table:number-columns-repeated="2"/>
        </table:table-row>
        <table:table-row table:style-name="ro1">
          <table:table-cell office:value-type="float" office:value="101.81854736">
            <text:p>101.81854736</text:p>
          </table:table-cell>
          <table:table-cell office:value-type="float" office:value="0.881228391296">
            <text:p>0.8812283913</text:p>
          </table:table-cell>
          <table:table-cell table:number-columns-repeated="2"/>
        </table:table-row>
        <table:table-row table:style-name="ro1">
          <table:table-cell office:value-type="float" office:value="102.426288503">
            <text:p>102.426288503</text:p>
          </table:table-cell>
          <table:table-cell office:value-type="float" office:value="0.883465527761">
            <text:p>0.8834655278</text:p>
          </table:table-cell>
          <table:table-cell table:number-columns-repeated="2"/>
        </table:table-row>
        <table:table-row table:style-name="ro1">
          <table:table-cell office:value-type="float" office:value="104.063920206">
            <text:p>104.063920206</text:p>
          </table:table-cell>
          <table:table-cell office:value-type="float" office:value="0.885838248254">
            <text:p>0.8858382483</text:p>
          </table:table-cell>
          <table:table-cell table:number-columns-repeated="2"/>
        </table:table-row>
        <table:table-row table:style-name="ro1">
          <table:table-cell office:value-type="float" office:value="106.348117094">
            <text:p>106.348117094</text:p>
          </table:table-cell>
          <table:table-cell office:value-type="float" office:value="0.893905497932">
            <text:p>0.8939054979</text:p>
          </table:table-cell>
          <table:table-cell table:number-columns-repeated="2"/>
        </table:table-row>
        <table:table-row table:style-name="ro1">
          <table:table-cell office:value-type="float" office:value="108.048451176">
            <text:p>108.048451176</text:p>
          </table:table-cell>
          <table:table-cell office:value-type="float" office:value="0.902311707681">
            <text:p>0.9023117077</text:p>
          </table:table-cell>
          <table:table-cell table:number-columns-repeated="2"/>
        </table:table-row>
        <table:table-row table:style-name="ro1">
          <table:table-cell office:value-type="float" office:value="108.69337783">
            <text:p>108.69337783</text:p>
          </table:table-cell>
          <table:table-cell office:value-type="float" office:value="0.904481052132">
            <text:p>0.9044810521</text:p>
          </table:table-cell>
          <table:table-cell table:number-columns-repeated="2"/>
        </table:table-row>
        <table:table-row table:style-name="ro1">
          <table:table-cell office:value-type="float" office:value="110.431209642">
            <text:p>110.431209642</text:p>
          </table:table-cell>
          <table:table-cell office:value-type="float" office:value="0.907328316724">
            <text:p>0.9073283167</text:p>
          </table:table-cell>
          <table:table-cell table:number-columns-repeated="2"/>
        </table:table-row>
        <table:table-row table:style-name="ro1">
          <table:table-cell office:value-type="float" office:value="112.196828071">
            <text:p>112.196828071</text:p>
          </table:table-cell>
          <table:table-cell office:value-type="float" office:value="0.908819741035">
            <text:p>0.908819741</text:p>
          </table:table-cell>
          <table:table-cell table:number-columns-repeated="2"/>
        </table:table-row>
        <table:table-row table:style-name="ro1">
          <table:table-cell office:value-type="float" office:value="114.659540782">
            <text:p>114.659540782</text:p>
          </table:table-cell>
          <table:table-cell office:value-type="float" office:value="0.918378415023">
            <text:p>0.918378415</text:p>
          </table:table-cell>
          <table:table-cell table:number-columns-repeated="2"/>
        </table:table-row>
        <table:table-row table:style-name="ro1">
          <table:table-cell office:value-type="float" office:value="117.188091928">
            <text:p>117.188091928</text:p>
          </table:table-cell>
          <table:table-cell office:value-type="float" office:value="0.921022303573">
            <text:p>0.9210223036</text:p>
          </table:table-cell>
          <table:table-cell table:number-columns-repeated="2"/>
        </table:table-row>
        <table:table-row table:style-name="ro1">
          <table:table-cell office:value-type="float" office:value="119.06174055">
            <text:p>119.06174055</text:p>
          </table:table-cell>
          <table:table-cell office:value-type="float" office:value="0.923666192123">
            <text:p>0.9236661921</text:p>
          </table:table-cell>
          <table:table-cell table:number-columns-repeated="2"/>
        </table:table-row>
        <table:table-row table:style-name="ro1">
          <table:table-cell office:value-type="float" office:value="121.675138972">
            <text:p>121.675138972</text:p>
          </table:table-cell>
          <table:table-cell office:value-type="float" office:value="0.93254694597">
            <text:p>0.932546946</text:p>
          </table:table-cell>
          <table:table-cell table:number-columns-repeated="2"/>
        </table:table-row>
        <table:table-row table:style-name="ro1">
          <table:table-cell office:value-type="float" office:value="123.620528932">
            <text:p>123.620528932</text:p>
          </table:table-cell>
          <table:table-cell office:value-type="float" office:value="0.939190563352">
            <text:p>0.9391905634</text:p>
          </table:table-cell>
          <table:table-cell table:number-columns-repeated="2"/>
        </table:table-row>
        <table:table-row table:style-name="ro1">
          <table:table-cell office:value-type="float" office:value="124.358402808">
            <text:p>124.358402808</text:p>
          </table:table-cell>
          <table:table-cell office:value-type="float" office:value="0.941427699817">
            <text:p>0.9414276998</text:p>
          </table:table-cell>
          <table:table-cell table:number-columns-repeated="2"/>
        </table:table-row>
        <table:table-row table:style-name="ro1">
          <table:table-cell office:value-type="float" office:value="126.346693937">
            <text:p>126.346693937</text:p>
          </table:table-cell>
          <table:table-cell office:value-type="float" office:value="0.943325876212">
            <text:p>0.9433258762</text:p>
          </table:table-cell>
          <table:table-cell table:number-columns-repeated="2"/>
        </table:table-row>
        <table:table-row table:style-name="ro1">
          <table:table-cell office:value-type="float" office:value="131.184416348">
            <text:p>131.184416348</text:p>
          </table:table-cell>
          <table:table-cell office:value-type="float" office:value="0.950105077622">
            <text:p>0.9501050776</text:p>
          </table:table-cell>
          <table:table-cell table:number-columns-repeated="2"/>
        </table:table-row>
        <table:table-row table:style-name="ro1">
          <table:table-cell office:value-type="float" office:value="134.077385902">
            <text:p>134.077385902</text:p>
          </table:table-cell>
          <table:table-cell office:value-type="float" office:value="0.951867669988">
            <text:p>0.95186767</text:p>
          </table:table-cell>
          <table:table-cell table:number-columns-repeated="2"/>
        </table:table-row>
        <table:table-row table:style-name="ro1">
          <table:table-cell office:value-type="float" office:value="136.221065936">
            <text:p>136.221065936</text:p>
          </table:table-cell>
          <table:table-cell office:value-type="float" office:value="0.953969222426">
            <text:p>0.9539692224</text:p>
          </table:table-cell>
          <table:table-cell table:number-columns-repeated="2"/>
        </table:table-row>
        <table:table-row table:style-name="ro1">
          <table:table-cell office:value-type="float" office:value="139.211110822">
            <text:p>139.211110822</text:p>
          </table:table-cell>
          <table:table-cell office:value-type="float" office:value="0.962443224188">
            <text:p>0.9624432242</text:p>
          </table:table-cell>
          <table:table-cell table:number-columns-repeated="2"/>
        </table:table-row>
        <table:table-row table:style-name="ro1">
          <table:table-cell office:value-type="float" office:value="142.281089084">
            <text:p>142.281089084</text:p>
          </table:table-cell>
          <table:table-cell office:value-type="float" office:value="0.963731272456">
            <text:p>0.9637312725</text:p>
          </table:table-cell>
          <table:table-cell table:number-columns-repeated="2"/>
        </table:table-row>
        <table:table-row table:style-name="ro1">
          <table:table-cell office:value-type="float" office:value="144.555934955">
            <text:p>144.555934955</text:p>
          </table:table-cell>
          <table:table-cell office:value-type="float" office:value="0.965765032879">
            <text:p>0.9657650329</text:p>
          </table:table-cell>
          <table:table-cell table:number-columns-repeated="2"/>
        </table:table-row>
        <table:table-row table:style-name="ro1">
          <table:table-cell office:value-type="float" office:value="150.090876887">
            <text:p>150.090876887</text:p>
          </table:table-cell>
          <table:table-cell office:value-type="float" office:value="0.974306826656">
            <text:p>0.9743068267</text:p>
          </table:table-cell>
          <table:table-cell table:number-columns-repeated="2"/>
        </table:table-row>
        <table:table-row table:style-name="ro1">
          <table:table-cell office:value-type="float" office:value="153.400782837">
            <text:p>153.400782837</text:p>
          </table:table-cell>
          <table:table-cell office:value-type="float" office:value="0.976205003051">
            <text:p>0.9762050031</text:p>
          </table:table-cell>
          <table:table-cell table:number-columns-repeated="2"/>
        </table:table-row>
        <table:table-row table:style-name="ro1">
          <table:table-cell office:value-type="float" office:value="159.274389755">
            <text:p>159.274389755</text:p>
          </table:table-cell>
          <table:table-cell office:value-type="float" office:value="0.984407836757">
            <text:p>0.9844078368</text:p>
          </table:table-cell>
          <table:table-cell table:number-columns-repeated="2"/>
        </table:table-row>
        <table:table-row table:style-name="ro1">
          <table:table-cell office:value-type="float" office:value="162.786816717">
            <text:p>162.786816717</text:p>
          </table:table-cell>
          <table:table-cell office:value-type="float" office:value="0.985695885025">
            <text:p>0.985695885</text:p>
          </table:table-cell>
          <table:table-cell table:number-columns-repeated="2"/>
        </table:table-row>
        <table:table-row table:style-name="ro1">
          <table:table-cell office:value-type="float" office:value="165.389517194">
            <text:p>165.389517194</text:p>
          </table:table-cell>
          <table:table-cell office:value-type="float" office:value="0.987051725307">
            <text:p>0.9870517253</text:p>
          </table:table-cell>
          <table:table-cell table:number-columns-repeated="2"/>
        </table:table-row>
        <table:table-row table:style-name="ro1">
          <table:table-cell office:value-type="float" office:value="175.50909629">
            <text:p>175.50909629</text:p>
          </table:table-cell>
          <table:table-cell office:value-type="float" office:value="0.988746525659">
            <text:p>0.9887465257</text:p>
          </table:table-cell>
          <table:table-cell table:number-columns-repeated="2"/>
        </table:table-row>
        <table:table-row table:style-name="ro1">
          <table:table-cell office:value-type="float" office:value="182.229209976">
            <text:p>182.229209976</text:p>
          </table:table-cell>
          <table:table-cell office:value-type="float" office:value="0.996000271168">
            <text:p>0.9960002712</text:p>
          </table:table-cell>
          <table:table-cell table:number-columns-repeated="2"/>
        </table:table-row>
        <table:table-row table:style-name="ro1">
          <table:table-cell office:value-type="float" office:value="186.247855549">
            <text:p>186.247855549</text:p>
          </table:table-cell>
          <table:table-cell office:value-type="float" office:value="0.997627279506">
            <text:p>0.9976272795</text:p>
          </table:table-cell>
          <table:table-cell table:number-columns-repeated="2"/>
        </table:table-row>
        <table:table-row table:style-name="ro1">
          <table:table-cell office:value-type="float" office:value="200.803685012">
            <text:p>200.803685012</text:p>
          </table:table-cell>
          <table:table-cell office:value-type="float" office:value="0.998576367704">
            <text:p>0.9985763677</text:p>
          </table:table-cell>
          <table:table-cell table:number-columns-repeated="2"/>
        </table:table-row>
        <table:table-row table:style-name="ro1">
          <table:table-cell office:value-type="float" office:value="213.090127662">
            <text:p>213.090127662</text:p>
          </table:table-cell>
          <table:table-cell office:value-type="float" office:value="0.999457663887">
            <text:p>0.9994576639</text:p>
          </table:table-cell>
          <table:table-cell table:number-columns-repeated="2"/>
        </table:table-row>
        <table:table-row table:style-name="ro1">
          <table:table-cell office:value-type="float" office:value="243.800942072">
            <text:p>243.800942072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1/09/2012</text:date>, <text:time>13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9T13:49:10.22</dc:date>
    <meta:document-statistic meta:table-count="1" meta:cell-count="654" meta:object-count="1"/>
    <meta:generator>LibreOffice/3.4$Win32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76cm" svg:height="9cm" xlink:href=".." xlink:type="simple" chart:class="chart:scatter" chart:style-name="ch1">
        <chart:legend chart:legend-position="end" svg:x="23.624cm" svg:y="3.926cm" style:legend-expansion="high" chart:style-name="ch2"/>
        <chart:plot-area chart:style-name="ch3" table:cell-range-address="Sheet1.A1:Sheet1.D200" chart:data-source-has-labels="row" svg:x="0.979cm" svg:y="0.855cm" svg:width="21.587cm" svg:height="7.545cm">
          <chartooo:coordinate-region svg:x="1.706cm" svg:y="1.068cm" svg:width="20.5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0" chart:class="chart:scatter">
            <chart:domain table:cell-range-address="Sheet1.A1:Sheet1.C200"/>
            <chart:data-point chart:repeated="600"/>
          </chart:series>
          <chart:series chart:style-name="ch7" chart:values-cell-range-address="Sheet1.D1:Sheet1.D200" chart:class="chart:scatter">
            <chart:domain table:cell-range-address="Sheet1.C1:Sheet1.C200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B 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622902624">
                <text:p>9.4622902624</text:p>
                <draw:g>
                  <svg:desc>Sheet1.A1:Sheet1.C200</svg:desc>
                </draw:g>
              </table:table-cell>
              <table:table-cell office:value-type="float" office:value="0.00454206494475">
                <text:p>0.00454206494475</text:p>
                <draw:g>
                  <svg:desc>Sheet1.B1:Sheet1.B200</svg:desc>
                </draw:g>
              </table:table-cell>
              <table:table-cell office:value-type="float" office:value="9.4622902624">
                <text:p>9.4622902624</text:p>
                <draw:g>
                  <svg:desc>Sheet1.C1:Sheet1.C200</svg:desc>
                </draw:g>
              </table:table-cell>
              <table:table-cell office:value-type="float" office:value="0.00995024875622">
                <text:p>0.00995024875622</text:p>
                <draw:g>
                  <svg:desc>Sheet1.D1:Sheet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26007257">
                <text:p>10.826007257</text:p>
              </table:table-cell>
              <table:table-cell office:value-type="float" office:value="0.0104399701715">
                <text:p>0.0104399701715</text:p>
              </table:table-cell>
              <table:table-cell office:value-type="float" office:value="10.826007257">
                <text:p>10.826007257</text:p>
              </table:table-cell>
              <table:table-cell office:value-type="float" office:value="0.0223880597015">
                <text:p>0.0223880597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884110355">
                <text:p>11.4884110355</text:p>
              </table:table-cell>
              <table:table-cell office:value-type="float" office:value="0.0153887872009">
                <text:p>0.0153887872009</text:p>
              </table:table-cell>
              <table:table-cell office:value-type="float" office:value="11.4884110355">
                <text:p>11.4884110355</text:p>
              </table:table-cell>
              <table:table-cell office:value-type="float" office:value="0.0273631840796">
                <text:p>0.027363184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862648556">
                <text:p>12.3862648556</text:p>
              </table:table-cell>
              <table:table-cell office:value-type="float" office:value="0.0193885160328">
                <text:p>0.0193885160328</text:p>
              </table:table-cell>
              <table:table-cell office:value-type="float" office:value="12.3862648556">
                <text:p>12.3862648556</text:p>
              </table:table-cell>
              <table:table-cell office:value-type="float" office:value="0.0373134328358">
                <text:p>0.0373134328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594152469">
                <text:p>12.6594152469</text:p>
              </table:table-cell>
              <table:table-cell office:value-type="float" office:value="0.0258965493865">
                <text:p>0.0258965493865</text:p>
              </table:table-cell>
              <table:table-cell office:value-type="float" office:value="12.6594152469">
                <text:p>12.6594152469</text:p>
              </table:table-cell>
              <table:table-cell office:value-type="float" office:value="0.0646766169154">
                <text:p>0.0646766169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441350901">
                <text:p>13.1441350901</text:p>
              </table:table-cell>
              <table:table-cell office:value-type="float" office:value="0.0303708223171">
                <text:p>0.0303708223171</text:p>
              </table:table-cell>
              <table:table-cell office:value-type="float" office:value="13.1441350901">
                <text:p>13.1441350901</text:p>
              </table:table-cell>
              <table:table-cell office:value-type="float" office:value="0.0771144278607">
                <text:p>0.0771144278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948376611">
                <text:p>13.948376611</text:p>
              </table:table-cell>
              <table:table-cell office:value-type="float" office:value="0.0359297674734">
                <text:p>0.0359297674734</text:p>
              </table:table-cell>
              <table:table-cell office:value-type="float" office:value="13.948376611">
                <text:p>13.948376611</text:p>
              </table:table-cell>
              <table:table-cell office:value-type="float" office:value="0.0820895522388">
                <text:p>0.082089552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713887053">
                <text:p>14.1713887053</text:p>
              </table:table-cell>
              <table:table-cell office:value-type="float" office:value="0.0407430004745">
                <text:p>0.0407430004745</text:p>
              </table:table-cell>
              <table:table-cell office:value-type="float" office:value="14.1713887053">
                <text:p>14.1713887053</text:p>
              </table:table-cell>
              <table:table-cell office:value-type="float" office:value="0.092039800995">
                <text:p>0.092039800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839058835">
                <text:p>14.4839058835</text:p>
              </table:table-cell>
              <table:table-cell office:value-type="float" office:value="0.0472510338282">
                <text:p>0.0472510338282</text:p>
              </table:table-cell>
              <table:table-cell office:value-type="float" office:value="14.4839058835">
                <text:p>14.4839058835</text:p>
              </table:table-cell>
              <table:table-cell office:value-type="float" office:value="0.121890547264">
                <text:p>0.121890547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384841245">
                <text:p>15.0384841245</text:p>
              </table:table-cell>
              <table:table-cell office:value-type="float" office:value="0.0540302352383">
                <text:p>0.0540302352383</text:p>
              </table:table-cell>
              <table:table-cell office:value-type="float" office:value="15.0384841245">
                <text:p>15.0384841245</text:p>
              </table:table-cell>
              <table:table-cell office:value-type="float" office:value="0.129353233831">
                <text:p>0.129353233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701230874">
                <text:p>15.3701230874</text:p>
              </table:table-cell>
              <table:table-cell office:value-type="float" office:value="0.057894380042">
                <text:p>0.057894380042</text:p>
              </table:table-cell>
              <table:table-cell office:value-type="float" office:value="15.3701230874">
                <text:p>15.3701230874</text:p>
              </table:table-cell>
              <table:table-cell office:value-type="float" office:value="0.136815920398">
                <text:p>0.13681592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586339421">
                <text:p>15.9586339421</text:p>
              </table:table-cell>
              <table:table-cell office:value-type="float" office:value="0.0635889092265">
                <text:p>0.0635889092265</text:p>
              </table:table-cell>
              <table:table-cell office:value-type="float" office:value="15.9586339421">
                <text:p>15.9586339421</text:p>
              </table:table-cell>
              <table:table-cell office:value-type="float" office:value="0.141791044776">
                <text:p>0.141791044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137868269">
                <text:p>16.2137868269</text:p>
              </table:table-cell>
              <table:table-cell office:value-type="float" office:value="0.0681987661853">
                <text:p>0.0681987661853</text:p>
              </table:table-cell>
              <table:table-cell office:value-type="float" office:value="16.2137868269">
                <text:p>16.2137868269</text:p>
              </table:table-cell>
              <table:table-cell office:value-type="float" office:value="0.151741293532">
                <text:p>0.151741293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5713443452">
                <text:p>16.5713443452</text:p>
              </table:table-cell>
              <table:table-cell office:value-type="float" office:value="0.0745034234967">
                <text:p>0.0745034234967</text:p>
              </table:table-cell>
              <table:table-cell office:value-type="float" office:value="16.5713443452">
                <text:p>16.5713443452</text:p>
              </table:table-cell>
              <table:table-cell office:value-type="float" office:value="0.181592039801">
                <text:p>0.18159203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9350843782">
                <text:p>16.9350843782</text:p>
              </table:table-cell>
              <table:table-cell office:value-type="float" office:value="0.0824350891465">
                <text:p>0.0824350891465</text:p>
              </table:table-cell>
              <table:table-cell office:value-type="float" office:value="16.9350843782">
                <text:p>16.9350843782</text:p>
              </table:table-cell>
              <table:table-cell office:value-type="float" office:value="0.194029850746">
                <text:p>0.19402985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2058491082">
                <text:p>17.2058491082</text:p>
              </table:table-cell>
              <table:table-cell office:value-type="float" office:value="0.08745169819">
                <text:p>0.08745169819</text:p>
              </table:table-cell>
              <table:table-cell office:value-type="float" office:value="17.2058491082">
                <text:p>17.2058491082</text:p>
              </table:table-cell>
              <table:table-cell office:value-type="float" office:value="0.208955223881">
                <text:p>0.208955223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5852842938">
                <text:p>17.5852842938</text:p>
              </table:table-cell>
              <table:table-cell office:value-type="float" office:value="0.0911802589655">
                <text:p>0.0911802589655</text:p>
              </table:table-cell>
              <table:table-cell office:value-type="float" office:value="17.5852842938">
                <text:p>17.5852842938</text:p>
              </table:table-cell>
              <table:table-cell office:value-type="float" office:value="0.213930348259">
                <text:p>0.213930348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586120729">
                <text:p>18.2586120729</text:p>
              </table:table-cell>
              <table:table-cell office:value-type="float" office:value="0.0964680360654">
                <text:p>0.0964680360654</text:p>
              </table:table-cell>
              <table:table-cell office:value-type="float" office:value="18.2586120729">
                <text:p>18.2586120729</text:p>
              </table:table-cell>
              <table:table-cell office:value-type="float" office:value="0.228855721393">
                <text:p>0.228855721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505378657">
                <text:p>18.5505378657</text:p>
              </table:table-cell>
              <table:table-cell office:value-type="float" office:value="0.100738932954">
                <text:p>0.100738932954</text:p>
              </table:table-cell>
              <table:table-cell office:value-type="float" office:value="18.5505378657">
                <text:p>18.5505378657</text:p>
              </table:table-cell>
              <table:table-cell office:value-type="float" office:value="0.231343283582">
                <text:p>0.231343283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612634841">
                <text:p>18.6612634841</text:p>
              </table:table-cell>
              <table:table-cell office:value-type="float" office:value="0.10331502949">
                <text:p>0.10331502949</text:p>
              </table:table-cell>
              <table:table-cell office:value-type="float" office:value="18.6612634841">
                <text:p>18.6612634841</text:p>
              </table:table-cell>
              <table:table-cell office:value-type="float" office:value="0.241293532338">
                <text:p>0.241293532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596270635">
                <text:p>18.9596270635</text:p>
              </table:table-cell>
              <table:table-cell office:value-type="float" office:value="0.109823062843">
                <text:p>0.109823062843</text:p>
              </table:table-cell>
              <table:table-cell office:value-type="float" office:value="18.9596270635">
                <text:p>18.9596270635</text:p>
              </table:table-cell>
              <table:table-cell office:value-type="float" office:value="0.258706467662">
                <text:p>0.258706467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3757897531">
                <text:p>19.3757897531</text:p>
              </table:table-cell>
              <table:table-cell office:value-type="float" office:value="0.117076808352">
                <text:p>0.117076808352</text:p>
              </table:table-cell>
              <table:table-cell office:value-type="float" office:value="19.3757897531">
                <text:p>19.3757897531</text:p>
              </table:table-cell>
              <table:table-cell office:value-type="float" office:value="0.283582089552">
                <text:p>0.283582089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6855774174">
                <text:p>19.6855774174</text:p>
              </table:table-cell>
              <table:table-cell office:value-type="float" office:value="0.121686665311">
                <text:p>0.121686665311</text:p>
              </table:table-cell>
              <table:table-cell office:value-type="float" office:value="19.6855774174">
                <text:p>19.6855774174</text:p>
              </table:table-cell>
              <table:table-cell office:value-type="float" office:value="0.28855721393">
                <text:p>0.28855721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1196972442">
                <text:p>20.1196972442</text:p>
              </table:table-cell>
              <table:table-cell office:value-type="float" office:value="0.12663548234">
                <text:p>0.12663548234</text:p>
              </table:table-cell>
              <table:table-cell office:value-type="float" office:value="20.1196972442">
                <text:p>20.1196972442</text:p>
              </table:table-cell>
              <table:table-cell office:value-type="float" office:value="0.298507462687">
                <text:p>0.298507462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613234343">
                <text:p>20.5613234343</text:p>
              </table:table-cell>
              <table:table-cell office:value-type="float" office:value="0.133482475764">
                <text:p>0.133482475764</text:p>
              </table:table-cell>
              <table:table-cell office:value-type="float" office:value="20.5613234343">
                <text:p>20.5613234343</text:p>
              </table:table-cell>
              <table:table-cell office:value-type="float" office:value="0.323383084577">
                <text:p>0.323383084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8900658652">
                <text:p>20.8900658652</text:p>
              </table:table-cell>
              <table:table-cell office:value-type="float" office:value="0.138160124737">
                <text:p>0.138160124737</text:p>
              </table:table-cell>
              <table:table-cell office:value-type="float" office:value="20.8900658652">
                <text:p>20.8900658652</text:p>
              </table:table-cell>
              <table:table-cell office:value-type="float" office:value="0.330845771144">
                <text:p>0.330845771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2240643996">
                <text:p>21.2240643996</text:p>
              </table:table-cell>
              <table:table-cell office:value-type="float" office:value="0.142634397668">
                <text:p>0.142634397668</text:p>
              </table:table-cell>
              <table:table-cell office:value-type="float" office:value="21.2240643996">
                <text:p>21.2240643996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3507479134">
                <text:p>21.3507479134</text:p>
              </table:table-cell>
              <table:table-cell office:value-type="float" office:value="0.145685038302">
                <text:p>0.145685038302</text:p>
              </table:table-cell>
              <table:table-cell office:value-type="float" office:value="21.6921120217">
                <text:p>21.6921120217</text:p>
              </table:table-cell>
              <table:table-cell office:value-type="float" office:value="0.338308457711">
                <text:p>0.338308457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6921120217">
                <text:p>21.6921120217</text:p>
              </table:table-cell>
              <table:table-cell office:value-type="float" office:value="0.153345535896">
                <text:p>0.153345535896</text:p>
              </table:table-cell>
              <table:table-cell office:value-type="float" office:value="22.1682525602">
                <text:p>22.1682525602</text:p>
              </table:table-cell>
              <table:table-cell office:value-type="float" office:value="0.353233830846">
                <text:p>0.353233830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1682525602">
                <text:p>22.1682525602</text:p>
              </table:table-cell>
              <table:table-cell office:value-type="float" office:value="0.160734865433">
                <text:p>0.160734865433</text:p>
              </table:table-cell>
              <table:table-cell office:value-type="float" office:value="22.6571220943">
                <text:p>22.6571220943</text:p>
              </table:table-cell>
              <table:table-cell office:value-type="float" office:value="0.375621890547">
                <text:p>0.3756218905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5226872649">
                <text:p>22.5226872649</text:p>
              </table:table-cell>
              <table:table-cell office:value-type="float" office:value="0.165954850519">
                <text:p>0.165954850519</text:p>
              </table:table-cell>
              <table:table-cell office:value-type="float" office:value="23.0193729502">
                <text:p>23.0193729502</text:p>
              </table:table-cell>
              <table:table-cell office:value-type="float" office:value="0.378109452736">
                <text:p>0.378109452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6571220943">
                <text:p>22.6571220943</text:p>
              </table:table-cell>
              <table:table-cell office:value-type="float" office:value="0.170225747407">
                <text:p>0.170225747407</text:p>
              </table:table-cell>
              <table:table-cell office:value-type="float" office:value="23.524646863">
                <text:p>23.524646863</text:p>
              </table:table-cell>
              <table:table-cell office:value-type="float" office:value="0.388059701493">
                <text:p>0.388059701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0193729502">
                <text:p>23.0193729502</text:p>
              </table:table-cell>
              <table:table-cell office:value-type="float" office:value="0.175377940479">
                <text:p>0.175377940479</text:p>
              </table:table-cell>
              <table:table-cell office:value-type="float" office:value="23.9007680737">
                <text:p>23.9007680737</text:p>
              </table:table-cell>
              <table:table-cell office:value-type="float" office:value="0.390547263682">
                <text:p>0.39054726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24646863">
                <text:p>23.524646863</text:p>
              </table:table-cell>
              <table:table-cell office:value-type="float" office:value="0.18283506203">
                <text:p>0.18283506203</text:p>
              </table:table-cell>
              <table:table-cell office:value-type="float" office:value="24.2829028518">
                <text:p>24.2829028518</text:p>
              </table:table-cell>
              <table:table-cell office:value-type="float" office:value="0.398009950249">
                <text:p>0.398009950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9007680737">
                <text:p>23.9007680737</text:p>
              </table:table-cell>
              <table:table-cell office:value-type="float" office:value="0.1884617992">
                <text:p>0.1884617992</text:p>
              </table:table-cell>
              <table:table-cell office:value-type="float" office:value="24.8184061013">
                <text:p>24.8184061013</text:p>
              </table:table-cell>
              <table:table-cell office:value-type="float" office:value="0.412935323383">
                <text:p>0.412935323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2829028518">
                <text:p>24.2829028518</text:p>
              </table:table-cell>
              <table:table-cell office:value-type="float" office:value="0.192936072131">
                <text:p>0.192936072131</text:p>
              </table:table-cell>
              <table:table-cell office:value-type="float" office:value="24.9640339347">
                <text:p>24.9640339347</text:p>
              </table:table-cell>
              <table:table-cell office:value-type="float" office:value="0.430348258706">
                <text:p>0.430348258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4278442024">
                <text:p>24.4278442024</text:p>
              </table:table-cell>
              <table:table-cell office:value-type="float" office:value="0.19639346485">
                <text:p>0.19639346485</text:p>
              </table:table-cell>
              <table:table-cell office:value-type="float" office:value="25.3631685971">
                <text:p>25.3631685971</text:p>
              </table:table-cell>
              <table:table-cell office:value-type="float" office:value="0.437810945274">
                <text:p>0.437810945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8184061013">
                <text:p>24.8184061013</text:p>
              </table:table-cell>
              <table:table-cell office:value-type="float" office:value="0.20052877771">
                <text:p>0.20052877771</text:p>
              </table:table-cell>
              <table:table-cell office:value-type="float" office:value="25.7686848371">
                <text:p>25.7686848371</text:p>
              </table:table-cell>
              <table:table-cell office:value-type="float" office:value="0.445273631841">
                <text:p>0.445273631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9640339347">
                <text:p>24.9640339347</text:p>
              </table:table-cell>
              <table:table-cell office:value-type="float" office:value="0.208731611416">
                <text:p>0.208731611416</text:p>
              </table:table-cell>
              <table:table-cell office:value-type="float" office:value="25.9224946206">
                <text:p>25.9224946206</text:p>
              </table:table-cell>
              <table:table-cell office:value-type="float" office:value="0.450248756219">
                <text:p>0.450248756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3631685971">
                <text:p>25.3631685971</text:p>
              </table:table-cell>
              <table:table-cell office:value-type="float" office:value="0.215646396854">
                <text:p>0.215646396854</text:p>
              </table:table-cell>
              <table:table-cell office:value-type="float" office:value="26.3369535315">
                <text:p>26.3369535315</text:p>
              </table:table-cell>
              <table:table-cell office:value-type="float" office:value="0.455223880597">
                <text:p>0.455223880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7686848371">
                <text:p>25.7686848371</text:p>
              </table:table-cell>
              <table:table-cell office:value-type="float" office:value="0.221815470138">
                <text:p>0.221815470138</text:p>
              </table:table-cell>
              <table:table-cell office:value-type="float" office:value="26.9150480882">
                <text:p>26.9150480882</text:p>
              </table:table-cell>
              <table:table-cell office:value-type="float" office:value="0.470149253731">
                <text:p>0.470149253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9224946206">
                <text:p>25.9224946206</text:p>
              </table:table-cell>
              <table:table-cell office:value-type="float" office:value="0.22615415904">
                <text:p>0.22615415904</text:p>
              </table:table-cell>
              <table:table-cell office:value-type="float" office:value="27.3453763814">
                <text:p>27.3453763814</text:p>
              </table:table-cell>
              <table:table-cell office:value-type="float" office:value="0.480099502488">
                <text:p>0.48009950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3369535315">
                <text:p>26.3369535315</text:p>
              </table:table-cell>
              <table:table-cell office:value-type="float" office:value="0.230425055928">
                <text:p>0.230425055928</text:p>
              </table:table-cell>
              <table:table-cell office:value-type="float" office:value="27.7825849335">
                <text:p>27.7825849335</text:p>
              </table:table-cell>
              <table:table-cell office:value-type="float" office:value="0.487562189055">
                <text:p>0.487562189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9150480882">
                <text:p>26.9150480882</text:p>
              </table:table-cell>
              <table:table-cell office:value-type="float" office:value="0.237000881296">
                <text:p>0.237000881296</text:p>
              </table:table-cell>
              <table:table-cell office:value-type="float" office:value="27.9484153481">
                <text:p>27.9484153481</text:p>
              </table:table-cell>
              <table:table-cell office:value-type="float" office:value="0.492537313433">
                <text:p>0.492537313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3453763814">
                <text:p>27.3453763814</text:p>
              </table:table-cell>
              <table:table-cell office:value-type="float" office:value="0.243102162565">
                <text:p>0.243102162565</text:p>
              </table:table-cell>
              <table:table-cell office:value-type="float" office:value="28.3952655756">
                <text:p>28.3952655756</text:p>
              </table:table-cell>
              <table:table-cell office:value-type="float" office:value="0.502487562189">
                <text:p>0.502487562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085971709">
                <text:p>27.5085971709</text:p>
              </table:table-cell>
              <table:table-cell office:value-type="float" office:value="0.244593586875">
                <text:p>0.244593586875</text:p>
              </table:table-cell>
              <table:table-cell office:value-type="float" office:value="28.5618814178">
                <text:p>28.5618814178</text:p>
              </table:table-cell>
              <table:table-cell office:value-type="float" office:value="0.514925373134">
                <text:p>0.514925373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7825849335">
                <text:p>27.7825849335</text:p>
              </table:table-cell>
              <table:table-cell office:value-type="float" office:value="0.247712019524">
                <text:p>0.247712019524</text:p>
              </table:table-cell>
              <table:table-cell office:value-type="float" office:value="29.0185399606">
                <text:p>29.0185399606</text:p>
              </table:table-cell>
              <table:table-cell office:value-type="float" office:value="0.534825870647">
                <text:p>0.534825870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9484153481">
                <text:p>27.9484153481</text:p>
              </table:table-cell>
              <table:table-cell office:value-type="float" office:value="0.251033828215">
                <text:p>0.251033828215</text:p>
              </table:table-cell>
              <table:table-cell office:value-type="float" office:value="29.482499622">
                <text:p>29.482499622</text:p>
              </table:table-cell>
              <table:table-cell office:value-type="float" office:value="0.537313432836">
                <text:p>0.537313432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3952655756">
                <text:p>28.3952655756</text:p>
              </table:table-cell>
              <table:table-cell office:value-type="float" office:value="0.255779269202">
                <text:p>0.255779269202</text:p>
              </table:table-cell>
              <table:table-cell office:value-type="float" office:value="29.658476692">
                <text:p>29.658476692</text:p>
              </table:table-cell>
              <table:table-cell office:value-type="float" office:value="0.539800995025">
                <text:p>0.539800995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5618814178">
                <text:p>28.5618814178</text:p>
              </table:table-cell>
              <table:table-cell office:value-type="float" office:value="0.263100806725">
                <text:p>0.263100806725</text:p>
              </table:table-cell>
              <table:table-cell office:value-type="float" office:value="30.1326679792">
                <text:p>30.1326679792</text:p>
              </table:table-cell>
              <table:table-cell office:value-type="float" office:value="0.544776119403">
                <text:p>0.544776119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0185399606">
                <text:p>29.0185399606</text:p>
              </table:table-cell>
              <table:table-cell office:value-type="float" office:value="0.268863127924">
                <text:p>0.268863127924</text:p>
              </table:table-cell>
              <table:table-cell office:value-type="float" office:value="30.7940782505">
                <text:p>30.7940782505</text:p>
              </table:table-cell>
              <table:table-cell office:value-type="float" office:value="0.559701492537">
                <text:p>0.559701492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482499622">
                <text:p>29.482499622</text:p>
              </table:table-cell>
              <table:table-cell office:value-type="float" office:value="0.275438953291">
                <text:p>0.275438953291</text:p>
              </table:table-cell>
              <table:table-cell office:value-type="float" office:value="31.2864259542">
                <text:p>31.2864259542</text:p>
              </table:table-cell>
              <table:table-cell office:value-type="float" office:value="0.562189054726">
                <text:p>0.56218905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658476692">
                <text:p>29.658476692</text:p>
              </table:table-cell>
              <table:table-cell office:value-type="float" office:value="0.277743881771">
                <text:p>0.277743881771</text:p>
              </table:table-cell>
              <table:table-cell office:value-type="float" office:value="31.7866455271">
                <text:p>31.7866455271</text:p>
              </table:table-cell>
              <table:table-cell office:value-type="float" office:value="0.569651741294">
                <text:p>0.569651741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1326679792">
                <text:p>30.1326679792</text:p>
              </table:table-cell>
              <table:table-cell office:value-type="float" office:value="0.281065690462">
                <text:p>0.281065690462</text:p>
              </table:table-cell>
              <table:table-cell office:value-type="float" office:value="31.9763756091">
                <text:p>31.9763756091</text:p>
              </table:table-cell>
              <table:table-cell office:value-type="float" office:value="0.574626865672">
                <text:p>0.574626865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3094784205">
                <text:p>30.3094784205</text:p>
              </table:table-cell>
              <table:table-cell office:value-type="float" office:value="0.288387227985">
                <text:p>0.288387227985</text:p>
              </table:table-cell>
              <table:table-cell office:value-type="float" office:value="32.487626456">
                <text:p>32.487626456</text:p>
              </table:table-cell>
              <table:table-cell office:value-type="float" office:value="0.577114427861">
                <text:p>0.577114427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7940782505">
                <text:p>30.7940782505</text:p>
              </table:table-cell>
              <table:table-cell office:value-type="float" office:value="0.294624093282">
                <text:p>0.294624093282</text:p>
              </table:table-cell>
              <table:table-cell office:value-type="float" office:value="32.6782552465">
                <text:p>32.6782552465</text:p>
              </table:table-cell>
              <table:table-cell office:value-type="float" office:value="0.592039800995">
                <text:p>0.592039800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.2864259542">
                <text:p>31.2864259542</text:p>
              </table:table-cell>
              <table:table-cell office:value-type="float" office:value="0.300589790523">
                <text:p>0.300589790523</text:p>
              </table:table-cell>
              <table:table-cell office:value-type="float" office:value="33.2007278613">
                <text:p>33.2007278613</text:p>
              </table:table-cell>
              <table:table-cell office:value-type="float" office:value="0.60447761194">
                <text:p>0.60447761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4731703582">
                <text:p>31.4731703582</text:p>
              </table:table-cell>
              <table:table-cell office:value-type="float" office:value="0.303301471087">
                <text:p>0.303301471087</text:p>
              </table:table-cell>
              <table:table-cell office:value-type="float" office:value="33.7315540361">
                <text:p>33.7315540361</text:p>
              </table:table-cell>
              <table:table-cell office:value-type="float" office:value="0.609452736318">
                <text:p>0.609452736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7866455271">
                <text:p>31.7866455271</text:p>
              </table:table-cell>
              <table:table-cell office:value-type="float" office:value="0.306419903735">
                <text:p>0.306419903735</text:p>
              </table:table-cell>
              <table:table-cell office:value-type="float" office:value="34.4754253676">
                <text:p>34.4754253676</text:p>
              </table:table-cell>
              <table:table-cell office:value-type="float" office:value="0.614427860697">
                <text:p>0.614427860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.9763756091">
                <text:p>31.9763756091</text:p>
              </table:table-cell>
              <table:table-cell office:value-type="float" office:value="0.31096196868">
                <text:p>0.31096196868</text:p>
              </table:table-cell>
              <table:table-cell office:value-type="float" office:value="34.677718092">
                <text:p>34.677718092</text:p>
              </table:table-cell>
              <table:table-cell office:value-type="float" office:value="0.63184079602">
                <text:p>0.63184079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.487626456">
                <text:p>32.487626456</text:p>
              </table:table-cell>
              <table:table-cell office:value-type="float" office:value="0.315504033625">
                <text:p>0.315504033625</text:p>
              </table:table-cell>
              <table:table-cell office:value-type="float" office:value="35.2321589498">
                <text:p>35.2321589498</text:p>
              </table:table-cell>
              <table:table-cell office:value-type="float" office:value="0.644278606965">
                <text:p>0.644278606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6782552465">
                <text:p>32.6782552465</text:p>
              </table:table-cell>
              <table:table-cell office:value-type="float" office:value="0.322215443021">
                <text:p>0.322215443021</text:p>
              </table:table-cell>
              <table:table-cell office:value-type="float" office:value="35.7954644556">
                <text:p>35.7954644556</text:p>
              </table:table-cell>
              <table:table-cell office:value-type="float" office:value="0.646766169154">
                <text:p>0.646766169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2007278613">
                <text:p>33.2007278613</text:p>
              </table:table-cell>
              <table:table-cell office:value-type="float" office:value="0.329604772558">
                <text:p>0.329604772558</text:p>
              </table:table-cell>
              <table:table-cell office:value-type="float" office:value="36.7995207089">
                <text:p>36.7995207089</text:p>
              </table:table-cell>
              <table:table-cell office:value-type="float" office:value="0.651741293532">
                <text:p>0.651741293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398898495">
                <text:p>33.398898495</text:p>
              </table:table-cell>
              <table:table-cell office:value-type="float" office:value="0.331909701037">
                <text:p>0.331909701037</text:p>
              </table:table-cell>
              <table:table-cell office:value-type="float" office:value="37.1697834642">
                <text:p>37.1697834642</text:p>
              </table:table-cell>
              <table:table-cell office:value-type="float" office:value="0.654228855721">
                <text:p>0.654228855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7315540361">
                <text:p>33.7315540361</text:p>
              </table:table-cell>
              <table:table-cell office:value-type="float" office:value="0.33923123856">
                <text:p>0.33923123856</text:p>
              </table:table-cell>
              <table:table-cell office:value-type="float" office:value="37.3878858397">
                <text:p>37.3878858397</text:p>
              </table:table-cell>
              <table:table-cell office:value-type="float" office:value="0.661691542289">
                <text:p>0.661691542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9328930391">
                <text:p>33.9328930391</text:p>
              </table:table-cell>
              <table:table-cell office:value-type="float" office:value="0.342349671209">
                <text:p>0.342349671209</text:p>
              </table:table-cell>
              <table:table-cell office:value-type="float" office:value="37.9856578977">
                <text:p>37.9856578977</text:p>
              </table:table-cell>
              <table:table-cell office:value-type="float" office:value="0.669154228856">
                <text:p>0.669154228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4754253676">
                <text:p>34.4754253676</text:p>
              </table:table-cell>
              <table:table-cell office:value-type="float" office:value="0.347298488238">
                <text:p>0.347298488238</text:p>
              </table:table-cell>
              <table:table-cell office:value-type="float" office:value="38.5929874152">
                <text:p>38.5929874152</text:p>
              </table:table-cell>
              <table:table-cell office:value-type="float" office:value="0.681592039801">
                <text:p>0.681592039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677718092">
                <text:p>34.677718092</text:p>
              </table:table-cell>
              <table:table-cell office:value-type="float" office:value="0.355501321944">
                <text:p>0.355501321944</text:p>
              </table:table-cell>
              <table:table-cell office:value-type="float" office:value="39.4440664668">
                <text:p>39.4440664668</text:p>
              </table:table-cell>
              <table:table-cell office:value-type="float" office:value="0.68407960199">
                <text:p>0.68407960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2321589498">
                <text:p>35.2321589498</text:p>
              </table:table-cell>
              <table:table-cell office:value-type="float" office:value="0.362755067453">
                <text:p>0.362755067453</text:p>
              </table:table-cell>
              <table:table-cell office:value-type="float" office:value="39.6755138784">
                <text:p>39.6755138784</text:p>
              </table:table-cell>
              <table:table-cell office:value-type="float" office:value="0.699004975124">
                <text:p>0.699004975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7954644556">
                <text:p>35.7954644556</text:p>
              </table:table-cell>
              <table:table-cell office:value-type="float" office:value="0.368449596638">
                <text:p>0.368449596638</text:p>
              </table:table-cell>
              <table:table-cell office:value-type="float" office:value="40.3098613455">
                <text:p>40.3098613455</text:p>
              </table:table-cell>
              <table:table-cell office:value-type="float" office:value="0.706467661692">
                <text:p>0.70646766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0091227006">
                <text:p>36.0091227006</text:p>
              </table:table-cell>
              <table:table-cell office:value-type="float" office:value="0.370686733103">
                <text:p>0.370686733103</text:p>
              </table:table-cell>
              <table:table-cell office:value-type="float" office:value="40.5504654232">
                <text:p>40.5504654232</text:p>
              </table:table-cell>
              <table:table-cell office:value-type="float" office:value="0.71144278607">
                <text:p>0.711442786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584850572">
                <text:p>36.584850572</text:p>
              </table:table-cell>
              <table:table-cell office:value-type="float" office:value="0.373601789709">
                <text:p>0.373601789709</text:p>
              </table:table-cell>
              <table:table-cell office:value-type="float" office:value="40.9543511487">
                <text:p>40.9543511487</text:p>
              </table:table-cell>
              <table:table-cell office:value-type="float" office:value="0.716417910448">
                <text:p>0.716417910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7995207089">
                <text:p>36.7995207089</text:p>
              </table:table-cell>
              <table:table-cell office:value-type="float" office:value="0.380313199105">
                <text:p>0.380313199105</text:p>
              </table:table-cell>
              <table:table-cell office:value-type="float" office:value="42.5267386801">
                <text:p>42.5267386801</text:p>
              </table:table-cell>
              <table:table-cell office:value-type="float" office:value="0.718905472637">
                <text:p>0.718905472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1697834642">
                <text:p>37.1697834642</text:p>
              </table:table-cell>
              <table:table-cell office:value-type="float" office:value="0.383973967867">
                <text:p>0.383973967867</text:p>
              </table:table-cell>
              <table:table-cell office:value-type="float" office:value="42.7762743283">
                <text:p>42.7762743283</text:p>
              </table:table-cell>
              <table:table-cell office:value-type="float" office:value="0.73631840796">
                <text:p>0.73631840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3878858397">
                <text:p>37.3878858397</text:p>
              </table:table-cell>
              <table:table-cell office:value-type="float" office:value="0.39197342553">
                <text:p>0.39197342553</text:p>
              </table:table-cell>
              <table:table-cell office:value-type="float" office:value="43.4601981747">
                <text:p>43.4601981747</text:p>
              </table:table-cell>
              <table:table-cell office:value-type="float" office:value="0.758706467662">
                <text:p>0.758706467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9856578977">
                <text:p>37.9856578977</text:p>
              </table:table-cell>
              <table:table-cell office:value-type="float" office:value="0.399972883194">
                <text:p>0.399972883194</text:p>
              </table:table-cell>
              <table:table-cell office:value-type="float" office:value="44.6792487386">
                <text:p>44.6792487386</text:p>
              </table:table-cell>
              <table:table-cell office:value-type="float" office:value="0.766169154229">
                <text:p>0.766169154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123892046">
                <text:p>38.2123892046</text:p>
              </table:table-cell>
              <table:table-cell office:value-type="float" office:value="0.401938851603">
                <text:p>0.401938851603</text:p>
              </table:table-cell>
              <table:table-cell office:value-type="float" office:value="45.1287943153">
                <text:p>45.1287943153</text:p>
              </table:table-cell>
              <table:table-cell office:value-type="float" office:value="0.768656716418">
                <text:p>0.768656716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929874152">
                <text:p>38.5929874152</text:p>
              </table:table-cell>
              <table:table-cell office:value-type="float" office:value="0.412717781845">
                <text:p>0.412717781845</text:p>
              </table:table-cell>
              <table:table-cell office:value-type="float" office:value="45.393598062">
                <text:p>45.393598062</text:p>
              </table:table-cell>
              <table:table-cell office:value-type="float" office:value="0.771144278607">
                <text:p>0.771144278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8233436476">
                <text:p>38.8233436476</text:p>
              </table:table-cell>
              <table:table-cell office:value-type="float" office:value="0.415158294353">
                <text:p>0.415158294353</text:p>
              </table:table-cell>
              <table:table-cell office:value-type="float" office:value="46.119368703">
                <text:p>46.119368703</text:p>
              </table:table-cell>
              <table:table-cell office:value-type="float" office:value="0.778606965174">
                <text:p>0.778606965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4440664668">
                <text:p>39.4440664668</text:p>
              </table:table-cell>
              <table:table-cell office:value-type="float" office:value="0.419158023185">
                <text:p>0.419158023185</text:p>
              </table:table-cell>
              <table:table-cell office:value-type="float" office:value="46.8567429457">
                <text:p>46.8567429457</text:p>
              </table:table-cell>
              <table:table-cell office:value-type="float" office:value="0.78855721393">
                <text:p>0.78855721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6755138784">
                <text:p>39.6755138784</text:p>
              </table:table-cell>
              <table:table-cell office:value-type="float" office:value="0.42634397668">
                <text:p>0.42634397668</text:p>
              </table:table-cell>
              <table:table-cell office:value-type="float" office:value="48.171066297">
                <text:p>48.171066297</text:p>
              </table:table-cell>
              <table:table-cell office:value-type="float" office:value="0.791044776119">
                <text:p>0.791044776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3098613455">
                <text:p>40.3098613455</text:p>
              </table:table-cell>
              <table:table-cell office:value-type="float" office:value="0.433258762118">
                <text:p>0.433258762118</text:p>
              </table:table-cell>
              <table:table-cell office:value-type="float" office:value="48.9412441263">
                <text:p>48.9412441263</text:p>
              </table:table-cell>
              <table:table-cell office:value-type="float" office:value="0.808457711443">
                <text:p>0.808457711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5504654232">
                <text:p>40.5504654232</text:p>
              </table:table-cell>
              <table:table-cell office:value-type="float" office:value="0.434817978442">
                <text:p>0.434817978442</text:p>
              </table:table-cell>
              <table:table-cell office:value-type="float" office:value="49.7237356441">
                <text:p>49.7237356441</text:p>
              </table:table-cell>
              <table:table-cell office:value-type="float" office:value="0.810945273632">
                <text:p>0.810945273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9543511487">
                <text:p>40.9543511487</text:p>
              </table:table-cell>
              <table:table-cell office:value-type="float" office:value="0.444580028473">
                <text:p>0.444580028473</text:p>
              </table:table-cell>
              <table:table-cell office:value-type="float" office:value="51.1184774742">
                <text:p>51.1184774742</text:p>
              </table:table-cell>
              <table:table-cell office:value-type="float" office:value="0.813432835821">
                <text:p>0.8134328358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1988019996">
                <text:p>41.1988019996</text:p>
              </table:table-cell>
              <table:table-cell office:value-type="float" office:value="0.446410412853">
                <text:p>0.446410412853</text:p>
              </table:table-cell>
              <table:table-cell office:value-type="float" office:value="51.935779699">
                <text:p>51.935779699</text:p>
              </table:table-cell>
              <table:table-cell office:value-type="float" office:value="0.818407960199">
                <text:p>0.818407960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8575045745">
                <text:p>41.8575045745</text:p>
              </table:table-cell>
              <table:table-cell office:value-type="float" office:value="0.449528845502">
                <text:p>0.449528845502</text:p>
              </table:table-cell>
              <table:table-cell office:value-type="float" office:value="54.2462300718">
                <text:p>54.2462300718</text:p>
              </table:table-cell>
              <table:table-cell office:value-type="float" office:value="0.820895522388">
                <text:p>0.820895522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1031132978">
                <text:p>42.1031132978</text:p>
              </table:table-cell>
              <table:table-cell office:value-type="float" office:value="0.456579214968">
                <text:p>0.456579214968</text:p>
              </table:table-cell>
              <table:table-cell office:value-type="float" office:value="54.7920347442">
                <text:p>54.7920347442</text:p>
              </table:table-cell>
              <table:table-cell office:value-type="float" office:value="0.823383084577">
                <text:p>0.823383084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5267386801">
                <text:p>42.5267386801</text:p>
              </table:table-cell>
              <table:table-cell office:value-type="float" office:value="0.458951935462">
                <text:p>0.458951935462</text:p>
              </table:table-cell>
              <table:table-cell office:value-type="float" office:value="55.1135401821">
                <text:p>55.1135401821</text:p>
              </table:table-cell>
              <table:table-cell office:value-type="float" office:value="0.830845771144">
                <text:p>0.830845771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7762743283">
                <text:p>42.7762743283</text:p>
              </table:table-cell>
              <table:table-cell office:value-type="float" office:value="0.465053216731">
                <text:p>0.465053216731</text:p>
              </table:table-cell>
              <table:table-cell office:value-type="float" office:value="55.9947168006">
                <text:p>55.9947168006</text:p>
              </table:table-cell>
              <table:table-cell office:value-type="float" office:value="0.833333333333">
                <text:p>0.8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4601981747">
                <text:p>43.4601981747</text:p>
              </table:table-cell>
              <table:table-cell office:value-type="float" office:value="0.472239170226">
                <text:p>0.472239170226</text:p>
              </table:table-cell>
              <table:table-cell office:value-type="float" office:value="56.3289416459">
                <text:p>56.3289416459</text:p>
              </table:table-cell>
              <table:table-cell office:value-type="float" office:value="0.835820895522">
                <text:p>0.8358208955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7196059688">
                <text:p>43.7196059688</text:p>
              </table:table-cell>
              <table:table-cell office:value-type="float" office:value="0.474679682733">
                <text:p>0.474679682733</text:p>
              </table:table-cell>
              <table:table-cell office:value-type="float" office:value="56.8899822769">
                <text:p>56.8899822769</text:p>
              </table:table-cell>
              <table:table-cell office:value-type="float" office:value="0.84328358209">
                <text:p>0.84328358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4186121067">
                <text:p>44.4186121067</text:p>
              </table:table-cell>
              <table:table-cell office:value-type="float" office:value="0.47793369941">
                <text:p>0.47793369941</text:p>
              </table:table-cell>
              <table:table-cell office:value-type="float" office:value="58.4857358202">
                <text:p>58.4857358202</text:p>
              </table:table-cell>
              <table:table-cell office:value-type="float" office:value="0.850746268657">
                <text:p>0.8507462686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6792487386">
                <text:p>44.6792487386</text:p>
              </table:table-cell>
              <table:table-cell office:value-type="float" office:value="0.486136533116">
                <text:p>0.486136533116</text:p>
              </table:table-cell>
              <table:table-cell office:value-type="float" office:value="59.4208286547">
                <text:p>59.4208286547</text:p>
              </table:table-cell>
              <table:table-cell office:value-type="float" office:value="0.858208955224">
                <text:p>0.858208955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1287943153">
                <text:p>45.1287943153</text:p>
              </table:table-cell>
              <table:table-cell office:value-type="float" office:value="0.489865093892">
                <text:p>0.489865093892</text:p>
              </table:table-cell>
              <table:table-cell office:value-type="float" office:value="60.3708722266">
                <text:p>60.3708722266</text:p>
              </table:table-cell>
              <table:table-cell office:value-type="float" office:value="0.865671641791">
                <text:p>0.865671641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393598062">
                <text:p>45.393598062</text:p>
              </table:table-cell>
              <table:table-cell office:value-type="float" office:value="0.497186631415">
                <text:p>0.497186631415</text:p>
              </table:table-cell>
              <table:table-cell office:value-type="float" office:value="62.0642639544">
                <text:p>62.0642639544</text:p>
              </table:table-cell>
              <table:table-cell office:value-type="float" office:value="0.86815920398">
                <text:p>0.86815920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19368703">
                <text:p>46.119368703</text:p>
              </table:table-cell>
              <table:table-cell office:value-type="float" office:value="0.505186089079">
                <text:p>0.505186089079</text:p>
              </table:table-cell>
              <table:table-cell office:value-type="float" office:value="62.6887310586">
                <text:p>62.6887310586</text:p>
              </table:table-cell>
              <table:table-cell office:value-type="float" office:value="0.870646766169">
                <text:p>0.870646766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3946488522">
                <text:p>46.3946488522</text:p>
              </table:table-cell>
              <table:table-cell office:value-type="float" office:value="0.507558809572">
                <text:p>0.507558809572</text:p>
              </table:table-cell>
              <table:table-cell office:value-type="float" office:value="63.0565718946">
                <text:p>63.0565718946</text:p>
              </table:table-cell>
              <table:table-cell office:value-type="float" office:value="0.875621890547">
                <text:p>0.875621890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8567429457">
                <text:p>46.8567429457</text:p>
              </table:table-cell>
              <table:table-cell office:value-type="float" office:value="0.518337739814">
                <text:p>0.518337739814</text:p>
              </table:table-cell>
              <table:table-cell office:value-type="float" office:value="64.0647448866">
                <text:p>64.0647448866</text:p>
              </table:table-cell>
              <table:table-cell office:value-type="float" office:value="0.878109452736">
                <text:p>0.878109452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1364245576">
                <text:p>47.1364245576</text:p>
              </table:table-cell>
              <table:table-cell office:value-type="float" office:value="0.520100332181">
                <text:p>0.520100332181</text:p>
              </table:table-cell>
              <table:table-cell office:value-type="float" office:value="64.4471386472">
                <text:p>64.4471386472</text:p>
              </table:table-cell>
              <table:table-cell office:value-type="float" office:value="0.883084577114">
                <text:p>0.883084577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8900599688">
                <text:p>47.8900599688</text:p>
              </table:table-cell>
              <table:table-cell office:value-type="float" office:value="0.523015388787">
                <text:p>0.523015388787</text:p>
              </table:table-cell>
              <table:table-cell office:value-type="float" office:value="65.4775442578">
                <text:p>65.4775442578</text:p>
              </table:table-cell>
              <table:table-cell office:value-type="float" office:value="0.888059701493">
                <text:p>0.8880597014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171066297">
                <text:p>48.171066297</text:p>
              </table:table-cell>
              <table:table-cell office:value-type="float" office:value="0.530472510338">
                <text:p>0.530472510338</text:p>
              </table:table-cell>
              <table:table-cell office:value-type="float" office:value="66.524424935">
                <text:p>66.524424935</text:p>
              </table:table-cell>
              <table:table-cell office:value-type="float" office:value="0.893034825871">
                <text:p>0.893034825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9412441263">
                <text:p>48.9412441263</text:p>
              </table:table-cell>
              <table:table-cell office:value-type="float" office:value="0.539149888143">
                <text:p>0.539149888143</text:p>
              </table:table-cell>
              <table:table-cell office:value-type="float" office:value="66.9147726651">
                <text:p>66.9147726651</text:p>
              </table:table-cell>
              <table:table-cell office:value-type="float" office:value="0.89552238806">
                <text:p>0.89552238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2333676491">
                <text:p>49.2333676491</text:p>
              </table:table-cell>
              <table:table-cell office:value-type="float" office:value="0.541048064538">
                <text:p>0.541048064538</text:p>
              </table:table-cell>
              <table:table-cell office:value-type="float" office:value="67.9846321693">
                <text:p>67.9846321693</text:p>
              </table:table-cell>
              <table:table-cell office:value-type="float" office:value="0.898009950249">
                <text:p>0.8980099502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7237356441">
                <text:p>49.7237356441</text:p>
              </table:table-cell>
              <table:table-cell office:value-type="float" office:value="0.548234018033">
                <text:p>0.548234018033</text:p>
              </table:table-cell>
              <table:table-cell office:value-type="float" office:value="69.0715969154">
                <text:p>69.0715969154</text:p>
              </table:table-cell>
              <table:table-cell office:value-type="float" office:value="0.902985074627">
                <text:p>0.9029850746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205299878">
                <text:p>50.0205299878</text:p>
              </table:table-cell>
              <table:table-cell office:value-type="float" office:value="0.550877906583">
                <text:p>0.550877906583</text:p>
              </table:table-cell>
              <table:table-cell office:value-type="float" office:value="70.594811">
                <text:p>70.594811</text:p>
              </table:table-cell>
              <table:table-cell office:value-type="float" office:value="0.905472636816">
                <text:p>0.905472636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8202776799">
                <text:p>50.8202776799</text:p>
              </table:table-cell>
              <table:table-cell office:value-type="float" office:value="0.553521795133">
                <text:p>0.553521795133</text:p>
              </table:table-cell>
              <table:table-cell office:value-type="float" office:value="71.0090430108">
                <text:p>71.0090430108</text:p>
              </table:table-cell>
              <table:table-cell office:value-type="float" office:value="0.910447761194">
                <text:p>0.910447761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1184774742">
                <text:p>51.1184774742</text:p>
              </table:table-cell>
              <table:table-cell office:value-type="float" office:value="0.560436580571">
                <text:p>0.560436580571</text:p>
              </table:table-cell>
              <table:table-cell office:value-type="float" office:value="72.1443631644">
                <text:p>72.1443631644</text:p>
              </table:table-cell>
              <table:table-cell office:value-type="float" office:value="0.915422885572">
                <text:p>0.9154228855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6328119402">
                <text:p>51.6328119402</text:p>
              </table:table-cell>
              <table:table-cell office:value-type="float" office:value="0.562673717036">
                <text:p>0.562673717036</text:p>
              </table:table-cell>
              <table:table-cell office:value-type="float" office:value="73.2978354893">
                <text:p>73.2978354893</text:p>
              </table:table-cell>
              <table:table-cell office:value-type="float" office:value="0.922885572139">
                <text:p>0.922885572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35779699">
                <text:p>51.935779699</text:p>
              </table:table-cell>
              <table:table-cell office:value-type="float" office:value="0.569995254559">
                <text:p>0.569995254559</text:p>
              </table:table-cell>
              <table:table-cell office:value-type="float" office:value="73.7353401137">
                <text:p>73.7353401137</text:p>
              </table:table-cell>
              <table:table-cell office:value-type="float" office:value="0.925373134328">
                <text:p>0.925373134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7661491132">
                <text:p>52.7661491132</text:p>
              </table:table-cell>
              <table:table-cell office:value-type="float" office:value="0.577316792082">
                <text:p>0.577316792082</text:p>
              </table:table-cell>
              <table:table-cell office:value-type="float" office:value="77.7826616568">
                <text:p>77.7826616568</text:p>
              </table:table-cell>
              <table:table-cell office:value-type="float" office:value="0.927860696517">
                <text:p>0.9278606965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0811030832">
                <text:p>53.0811030832</text:p>
              </table:table-cell>
              <table:table-cell office:value-type="float" office:value="0.578740424378">
                <text:p>0.578740424378</text:p>
              </table:table-cell>
              <table:table-cell office:value-type="float" office:value="78.2469353922">
                <text:p>78.2469353922</text:p>
              </table:table-cell>
              <table:table-cell office:value-type="float" office:value="0.930348258706">
                <text:p>0.930348258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929784465">
                <text:p>53.929784465</text:p>
              </table:table-cell>
              <table:table-cell office:value-type="float" office:value="0.580977560843">
                <text:p>0.580977560843</text:p>
              </table:table-cell>
              <table:table-cell office:value-type="float" office:value="81.2429541906">
                <text:p>81.2429541906</text:p>
              </table:table-cell>
              <table:table-cell office:value-type="float" office:value="0.935323383085">
                <text:p>0.9353233830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2462300718">
                <text:p>54.2462300718</text:p>
              </table:table-cell>
              <table:table-cell office:value-type="float" office:value="0.591078570944">
                <text:p>0.591078570944</text:p>
              </table:table-cell>
              <table:table-cell office:value-type="float" office:value="82.5418984676">
                <text:p>82.5418984676</text:p>
              </table:table-cell>
              <table:table-cell office:value-type="float" office:value="0.942786069652">
                <text:p>0.942786069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7920347442">
                <text:p>54.7920347442</text:p>
              </table:table-cell>
              <table:table-cell office:value-type="float" office:value="0.594129211579">
                <text:p>0.594129211579</text:p>
              </table:table-cell>
              <table:table-cell office:value-type="float" office:value="83.8616103166">
                <text:p>83.8616103166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1135401821">
                <text:p>55.1135401821</text:p>
              </table:table-cell>
              <table:table-cell office:value-type="float" office:value="0.60158633313">
                <text:p>0.60158633313</text:p>
              </table:table-cell>
              <table:table-cell office:value-type="float" office:value="88.9927949069">
                <text:p>88.9927949069</text:p>
              </table:table-cell>
              <table:table-cell office:value-type="float" office:value="0.962686567164">
                <text:p>0.962686567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9947168006">
                <text:p>55.9947168006</text:p>
              </table:table-cell>
              <table:table-cell office:value-type="float" office:value="0.608433326554">
                <text:p>0.608433326554</text:p>
              </table:table-cell>
              <table:table-cell office:value-type="float" office:value="89.5239813189">
                <text:p>89.5239813189</text:p>
              </table:table-cell>
              <table:table-cell office:value-type="float" office:value="0.965174129353">
                <text:p>0.965174129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3289416459">
                <text:p>56.3289416459</text:p>
              </table:table-cell>
              <table:table-cell office:value-type="float" office:value="0.610399294963">
                <text:p>0.610399294963</text:p>
              </table:table-cell>
              <table:table-cell office:value-type="float" office:value="92.9517896538">
                <text:p>92.9517896538</text:p>
              </table:table-cell>
              <table:table-cell office:value-type="float" office:value="0.967661691542">
                <text:p>0.96766169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8899822769">
                <text:p>56.8899822769</text:p>
              </table:table-cell>
              <table:table-cell office:value-type="float" office:value="0.618805504712">
                <text:p>0.618805504712</text:p>
              </table:table-cell>
              <table:table-cell office:value-type="float" office:value="94.4379386459">
                <text:p>94.4379386459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.2295506596">
                <text:p>57.2295506596</text:p>
              </table:table-cell>
              <table:table-cell office:value-type="float" office:value="0.621178225205">
                <text:p>0.621178225205</text:p>
              </table:table-cell>
              <table:table-cell office:value-type="float" office:value="98.0637573451">
                <text:p>98.0637573451</text:p>
              </table:table-cell>
              <table:table-cell office:value-type="float" office:value="0.977611940299">
                <text:p>0.977611940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1445591205">
                <text:p>58.1445591205</text:p>
              </table:table-cell>
              <table:table-cell office:value-type="float" office:value="0.623347569656">
                <text:p>0.623347569656</text:p>
              </table:table-cell>
              <table:table-cell office:value-type="float" office:value="100.216250909">
                <text:p>100.216250909</text:p>
              </table:table-cell>
              <table:table-cell office:value-type="float" office:value="0.980099502488">
                <text:p>0.980099502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.4857358202">
                <text:p>58.4857358202</text:p>
              </table:table-cell>
              <table:table-cell office:value-type="float" office:value="0.631685987391">
                <text:p>0.631685987391</text:p>
              </table:table-cell>
              <table:table-cell office:value-type="float" office:value="106.348117094">
                <text:p>106.348117094</text:p>
              </table:table-cell>
              <table:table-cell office:value-type="float" office:value="0.982587064677">
                <text:p>0.982587064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4208286547">
                <text:p>59.4208286547</text:p>
              </table:table-cell>
              <table:table-cell office:value-type="float" office:value="0.639007524914">
                <text:p>0.639007524914</text:p>
              </table:table-cell>
              <table:table-cell office:value-type="float" office:value="110.431209642">
                <text:p>110.431209642</text:p>
              </table:table-cell>
              <table:table-cell office:value-type="float" office:value="0.985074626866">
                <text:p>0.985074626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.7755034463">
                <text:p>59.7755034463</text:p>
              </table:table-cell>
              <table:table-cell office:value-type="float" office:value="0.640702325266">
                <text:p>0.640702325266</text:p>
              </table:table-cell>
              <table:table-cell office:value-type="float" office:value="117.188091928">
                <text:p>117.188091928</text:p>
              </table:table-cell>
              <table:table-cell office:value-type="float" office:value="0.990049751244">
                <text:p>0.990049751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3708722266">
                <text:p>60.3708722266</text:p>
              </table:table-cell>
              <table:table-cell office:value-type="float" office:value="0.649108535015">
                <text:p>0.649108535015</text:p>
              </table:table-cell>
              <table:table-cell office:value-type="float" office:value="123.620528932">
                <text:p>123.620528932</text:p>
              </table:table-cell>
              <table:table-cell office:value-type="float" office:value="0.992537313433">
                <text:p>0.992537313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7312175502">
                <text:p>60.7312175502</text:p>
              </table:table-cell>
              <table:table-cell office:value-type="float" office:value="0.651752423565">
                <text:p>0.651752423565</text:p>
              </table:table-cell>
              <table:table-cell office:value-type="float" office:value="126.346693937">
                <text:p>126.346693937</text:p>
              </table:table-cell>
              <table:table-cell office:value-type="float" office:value="0.995024875622">
                <text:p>0.9950248756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7022118901">
                <text:p>61.7022118901</text:p>
              </table:table-cell>
              <table:table-cell office:value-type="float" office:value="0.653515015931">
                <text:p>0.653515015931</text:p>
              </table:table-cell>
              <table:table-cell office:value-type="float" office:value="131.184416348">
                <text:p>131.184416348</text:p>
              </table:table-cell>
              <table:table-cell office:value-type="float" office:value="0.997512437811">
                <text:p>0.997512437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0642639544">
                <text:p>62.0642639544</text:p>
              </table:table-cell>
              <table:table-cell office:value-type="float" office:value="0.661650057623">
                <text:p>0.661650057623</text:p>
              </table:table-cell>
              <table:table-cell office:value-type="float" office:value="200.803685012">
                <text:p>200.803685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.6887310586">
                <text:p>62.6887310586</text:p>
              </table:table-cell>
              <table:table-cell office:value-type="float" office:value="0.663954986103">
                <text:p>0.66395498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0565718946">
                <text:p>63.0565718946</text:p>
              </table:table-cell>
              <table:table-cell office:value-type="float" office:value="0.672225611823">
                <text:p>0.67222561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0647448866">
                <text:p>64.0647448866</text:p>
              </table:table-cell>
              <table:table-cell office:value-type="float" office:value="0.680699613586">
                <text:p>0.68069961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4471386472">
                <text:p>64.4471386472</text:p>
              </table:table-cell>
              <table:table-cell office:value-type="float" office:value="0.683275710121">
                <text:p>0.6832757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775442578">
                <text:p>65.4775442578</text:p>
              </table:table-cell>
              <table:table-cell office:value-type="float" office:value="0.686868686869">
                <text:p>0.68686868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24424935">
                <text:p>66.524424935</text:p>
              </table:table-cell>
              <table:table-cell office:value-type="float" office:value="0.689648159447">
                <text:p>0.68964815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9147726651">
                <text:p>66.9147726651</text:p>
              </table:table-cell>
              <table:table-cell office:value-type="float" office:value="0.698664497322">
                <text:p>0.69866449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9846321693">
                <text:p>67.9846321693</text:p>
              </table:table-cell>
              <table:table-cell office:value-type="float" office:value="0.706935123043">
                <text:p>0.70693512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3904230364">
                <text:p>68.3904230364</text:p>
              </table:table-cell>
              <table:table-cell office:value-type="float" office:value="0.708358755339">
                <text:p>0.7083587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0715969154">
                <text:p>69.0715969154</text:p>
              </table:table-cell>
              <table:table-cell office:value-type="float" office:value="0.71764626127">
                <text:p>0.7176462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483876038">
                <text:p>69.483876038</text:p>
              </table:table-cell>
              <table:table-cell office:value-type="float" office:value="0.720154565792">
                <text:p>0.7201545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594811">
                <text:p>70.594811</text:p>
              </table:table-cell>
              <table:table-cell office:value-type="float" office:value="0.722527286286">
                <text:p>0.72252728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0090430108">
                <text:p>71.0090430108</text:p>
              </table:table-cell>
              <table:table-cell office:value-type="float" office:value="0.731340248119">
                <text:p>0.73134024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.1443631644">
                <text:p>72.1443631644</text:p>
              </table:table-cell>
              <table:table-cell office:value-type="float" office:value="0.740356585994">
                <text:p>0.74035658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5749828107">
                <text:p>72.5749828107</text:p>
              </table:table-cell>
              <table:table-cell office:value-type="float" office:value="0.741983594333">
                <text:p>0.74198359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2978354893">
                <text:p>73.2978354893</text:p>
              </table:table-cell>
              <table:table-cell office:value-type="float" office:value="0.750932140194">
                <text:p>0.75093214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.7353401137">
                <text:p>73.7353401137</text:p>
              </table:table-cell>
              <table:table-cell office:value-type="float" office:value="0.753304860687">
                <text:p>0.75330486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.9142495411">
                <text:p>74.9142495411</text:p>
              </table:table-cell>
              <table:table-cell office:value-type="float" office:value="0.756287709308">
                <text:p>0.75628770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.1120078672">
                <text:p>76.1120078672</text:p>
              </table:table-cell>
              <table:table-cell office:value-type="float" office:value="0.758118093689">
                <text:p>0.75811809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6.5586124783">
                <text:p>76.5586124783</text:p>
              </table:table-cell>
              <table:table-cell office:value-type="float" office:value="0.768083519761">
                <text:p>0.76808351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.7826616568">
                <text:p>77.7826616568</text:p>
              </table:table-cell>
              <table:table-cell office:value-type="float" office:value="0.776150769439">
                <text:p>0.77615076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2469353922">
                <text:p>78.2469353922</text:p>
              </table:table-cell>
              <table:table-cell office:value-type="float" office:value="0.777913361806">
                <text:p>0.77791336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4979785267">
                <text:p>79.4979785267</text:p>
              </table:table-cell>
              <table:table-cell office:value-type="float" office:value="0.780760626398">
                <text:p>0.78076062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.7690230992">
                <text:p>80.7690230992</text:p>
              </table:table-cell>
              <table:table-cell office:value-type="float" office:value="0.782862178835">
                <text:p>0.78286217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.2429541906">
                <text:p>81.2429541906</text:p>
              </table:table-cell>
              <table:table-cell office:value-type="float" office:value="0.791132804556">
                <text:p>0.79113280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5418984676">
                <text:p>82.5418984676</text:p>
              </table:table-cell>
              <table:table-cell office:value-type="float" office:value="0.799742390346">
                <text:p>0.79974239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.03457949">
                <text:p>83.03457949</text:p>
              </table:table-cell>
              <table:table-cell office:value-type="float" office:value="0.802182902854">
                <text:p>0.80218290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.8616103166">
                <text:p>83.8616103166</text:p>
              </table:table-cell>
              <table:table-cell office:value-type="float" office:value="0.812283912955">
                <text:p>0.81228391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.3621687195">
                <text:p>84.3621687195</text:p>
              </table:table-cell>
              <table:table-cell office:value-type="float" office:value="0.814792217477">
                <text:p>0.81479221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.7109841304">
                <text:p>85.7109841304</text:p>
              </table:table-cell>
              <table:table-cell office:value-type="float" office:value="0.817436106027">
                <text:p>0.8174361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.5923345146">
                <text:p>87.5923345146</text:p>
              </table:table-cell>
              <table:table-cell office:value-type="float" office:value="0.825842315775">
                <text:p>0.82584231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9927949069">
                <text:p>88.9927949069</text:p>
              </table:table-cell>
              <table:table-cell office:value-type="float" office:value="0.834316317538">
                <text:p>0.83431631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.5239813189">
                <text:p>89.5239813189</text:p>
              </table:table-cell>
              <table:table-cell office:value-type="float" office:value="0.83682462206">
                <text:p>0.8368246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9553251605">
                <text:p>90.9553251605</text:p>
              </table:table-cell>
              <table:table-cell office:value-type="float" office:value="0.838519422412">
                <text:p>0.83851942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95542842">
                <text:p>92.4095542842</text:p>
              </table:table-cell>
              <table:table-cell office:value-type="float" office:value="0.840553182835">
                <text:p>0.84055318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9517896538">
                <text:p>92.9517896538</text:p>
              </table:table-cell>
              <table:table-cell office:value-type="float" office:value="0.848823808555">
                <text:p>0.84882380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.4379386459">
                <text:p>94.4379386459</text:p>
              </table:table-cell>
              <table:table-cell office:value-type="float" office:value="0.857772354417">
                <text:p>0.85777235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0016263444">
                <text:p>95.0016263444</text:p>
              </table:table-cell>
              <table:table-cell office:value-type="float" office:value="0.859941698868">
                <text:p>0.85994169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520548823">
                <text:p>96.520548823</text:p>
              </table:table-cell>
              <table:table-cell office:value-type="float" office:value="0.86245000339">
                <text:p>0.8624500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.0637573451">
                <text:p>98.0637573451</text:p>
              </table:table-cell>
              <table:table-cell office:value-type="float" office:value="0.864415971799">
                <text:p>0.86441597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.216250909">
                <text:p>100.216250909</text:p>
              </table:table-cell>
              <table:table-cell office:value-type="float" office:value="0.872415429462">
                <text:p>0.87241542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.81854736">
                <text:p>101.81854736</text:p>
              </table:table-cell>
              <table:table-cell office:value-type="float" office:value="0.881228391296">
                <text:p>0.88122839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426288503">
                <text:p>102.426288503</text:p>
              </table:table-cell>
              <table:table-cell office:value-type="float" office:value="0.883465527761">
                <text:p>0.88346552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.063920206">
                <text:p>104.063920206</text:p>
              </table:table-cell>
              <table:table-cell office:value-type="float" office:value="0.885838248254">
                <text:p>0.88583824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.348117094">
                <text:p>106.348117094</text:p>
              </table:table-cell>
              <table:table-cell office:value-type="float" office:value="0.893905497932">
                <text:p>0.89390549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.048451176">
                <text:p>108.048451176</text:p>
              </table:table-cell>
              <table:table-cell office:value-type="float" office:value="0.902311707681">
                <text:p>0.90231170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8.69337783">
                <text:p>108.69337783</text:p>
              </table:table-cell>
              <table:table-cell office:value-type="float" office:value="0.904481052132">
                <text:p>0.90448105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0.431209642">
                <text:p>110.431209642</text:p>
              </table:table-cell>
              <table:table-cell office:value-type="float" office:value="0.907328316724">
                <text:p>0.9073283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.196828071">
                <text:p>112.196828071</text:p>
              </table:table-cell>
              <table:table-cell office:value-type="float" office:value="0.908819741035">
                <text:p>0.9088197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4.659540782">
                <text:p>114.659540782</text:p>
              </table:table-cell>
              <table:table-cell office:value-type="float" office:value="0.918378415023">
                <text:p>0.91837841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.188091928">
                <text:p>117.188091928</text:p>
              </table:table-cell>
              <table:table-cell office:value-type="float" office:value="0.921022303573">
                <text:p>0.92102230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9.06174055">
                <text:p>119.06174055</text:p>
              </table:table-cell>
              <table:table-cell office:value-type="float" office:value="0.923666192123">
                <text:p>0.92366619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1.675138972">
                <text:p>121.675138972</text:p>
              </table:table-cell>
              <table:table-cell office:value-type="float" office:value="0.93254694597">
                <text:p>0.932546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620528932">
                <text:p>123.620528932</text:p>
              </table:table-cell>
              <table:table-cell office:value-type="float" office:value="0.939190563352">
                <text:p>0.93919056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358402808">
                <text:p>124.358402808</text:p>
              </table:table-cell>
              <table:table-cell office:value-type="float" office:value="0.941427699817">
                <text:p>0.94142769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.346693937">
                <text:p>126.346693937</text:p>
              </table:table-cell>
              <table:table-cell office:value-type="float" office:value="0.943325876212">
                <text:p>0.94332587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1.184416348">
                <text:p>131.184416348</text:p>
              </table:table-cell>
              <table:table-cell office:value-type="float" office:value="0.950105077622">
                <text:p>0.95010507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.077385902">
                <text:p>134.077385902</text:p>
              </table:table-cell>
              <table:table-cell office:value-type="float" office:value="0.951867669988">
                <text:p>0.95186766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6.221065936">
                <text:p>136.221065936</text:p>
              </table:table-cell>
              <table:table-cell office:value-type="float" office:value="0.953969222426">
                <text:p>0.95396922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9.211110822">
                <text:p>139.211110822</text:p>
              </table:table-cell>
              <table:table-cell office:value-type="float" office:value="0.962443224188">
                <text:p>0.96244322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.281089084">
                <text:p>142.281089084</text:p>
              </table:table-cell>
              <table:table-cell office:value-type="float" office:value="0.963731272456">
                <text:p>0.96373127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4.555934955">
                <text:p>144.555934955</text:p>
              </table:table-cell>
              <table:table-cell office:value-type="float" office:value="0.965765032879">
                <text:p>0.96576503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0.090876887">
                <text:p>150.090876887</text:p>
              </table:table-cell>
              <table:table-cell office:value-type="float" office:value="0.974306826656">
                <text:p>0.97430682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3.400782837">
                <text:p>153.400782837</text:p>
              </table:table-cell>
              <table:table-cell office:value-type="float" office:value="0.976205003051">
                <text:p>0.97620500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.274389755">
                <text:p>159.274389755</text:p>
              </table:table-cell>
              <table:table-cell office:value-type="float" office:value="0.984407836757">
                <text:p>0.98440783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2.786816717">
                <text:p>162.786816717</text:p>
              </table:table-cell>
              <table:table-cell office:value-type="float" office:value="0.985695885025">
                <text:p>0.98569588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.389517194">
                <text:p>165.389517194</text:p>
              </table:table-cell>
              <table:table-cell office:value-type="float" office:value="0.987051725307">
                <text:p>0.98705172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.50909629">
                <text:p>175.50909629</text:p>
              </table:table-cell>
              <table:table-cell office:value-type="float" office:value="0.988746525659">
                <text:p>0.98874652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2.229209976">
                <text:p>182.229209976</text:p>
              </table:table-cell>
              <table:table-cell office:value-type="float" office:value="0.996000271168">
                <text:p>0.99600027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6.247855549">
                <text:p>186.247855549</text:p>
              </table:table-cell>
              <table:table-cell office:value-type="float" office:value="0.997627279506">
                <text:p>0.99762727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.803685012">
                <text:p>200.803685012</text:p>
              </table:table-cell>
              <table:table-cell office:value-type="float" office:value="0.998576367704">
                <text:p>0.99857636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.090127662">
                <text:p>213.090127662</text:p>
              </table:table-cell>
              <table:table-cell office:value-type="float" office:value="0.999457663887">
                <text:p>0.99945766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3.800942072">
                <text:p>243.8009420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454206494475">
                <text:p>0.0045420649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04399701715">
                <text:p>0.01043997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53887872009">
                <text:p>0.015388787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93885160328">
                <text:p>0.019388516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8965493865">
                <text:p>0.025896549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03708223171">
                <text:p>0.030370822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59297674734">
                <text:p>0.035929767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07430004745">
                <text:p>0.040743000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72510338282">
                <text:p>0.0472510338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40302352383">
                <text:p>0.054030235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7894380042">
                <text:p>0.05789438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5889092265">
                <text:p>0.063588909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81987661853">
                <text:p>0.06819876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45034234967">
                <text:p>0.074503423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4350891465">
                <text:p>0.082435089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45169819">
                <text:p>0.0874516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1802589655">
                <text:p>0.091180258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4680360654">
                <text:p>0.096468036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0738932954">
                <text:p>0.10073893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331502949">
                <text:p>0.1033150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9823062843">
                <text:p>0.10982306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7076808352">
                <text:p>0.11707680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1686665311">
                <text:p>0.12168666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663548234">
                <text:p>0.1266354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3482475764">
                <text:p>0.1334824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8160124737">
                <text:p>0.13816012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634397668">
                <text:p>0.14263439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85038302">
                <text:p>0.14568503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345535896">
                <text:p>0.15334553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0734865433">
                <text:p>0.16073486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5954850519">
                <text:p>0.16595485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0225747407">
                <text:p>0.17022574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5377940479">
                <text:p>0.17537794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83506203">
                <text:p>0.1828350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84617992">
                <text:p>0.188461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2936072131">
                <text:p>0.19293607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639346485">
                <text:p>0.1963934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052877771">
                <text:p>0.2005287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8731611416">
                <text:p>0.20873161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646396854">
                <text:p>0.21564639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1815470138">
                <text:p>0.22181547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15415904">
                <text:p>0.2261541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0425055928">
                <text:p>0.23042505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000881296">
                <text:p>0.23700088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102162565">
                <text:p>0.24310216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593586875">
                <text:p>0.2445935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712019524">
                <text:p>0.24771201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033828215">
                <text:p>0.25103382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779269202">
                <text:p>0.25577926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100806725">
                <text:p>0.26310080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863127924">
                <text:p>0.26886312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438953291">
                <text:p>0.27543895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7743881771">
                <text:p>0.27774388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065690462">
                <text:p>0.28106569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387227985">
                <text:p>0.28838722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624093282">
                <text:p>0.29462409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0589790523">
                <text:p>0.30058979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3301471087">
                <text:p>0.30330147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419903735">
                <text:p>0.30641990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096196868">
                <text:p>0.3109619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5504033625">
                <text:p>0.31550403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215443021">
                <text:p>0.32221544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604772558">
                <text:p>0.3296047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909701037">
                <text:p>0.33190970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23123856">
                <text:p>0.3392312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349671209">
                <text:p>0.34234967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298488238">
                <text:p>0.347298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501321944">
                <text:p>0.35550132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755067453">
                <text:p>0.36275506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8449596638">
                <text:p>0.36844959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0686733103">
                <text:p>0.37068673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3601789709">
                <text:p>0.37360178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0313199105">
                <text:p>0.38031319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3973967867">
                <text:p>0.38397396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197342553">
                <text:p>0.391973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972883194">
                <text:p>0.39997288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1938851603">
                <text:p>0.40193885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2717781845">
                <text:p>0.41271778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5158294353">
                <text:p>0.415158294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9158023185">
                <text:p>0.41915802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34397668">
                <text:p>0.4263439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3258762118">
                <text:p>0.4332587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4817978442">
                <text:p>0.4348179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4580028473">
                <text:p>0.44458002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6410412853">
                <text:p>0.44641041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528845502">
                <text:p>0.44952884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579214968">
                <text:p>0.45657921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951935462">
                <text:p>0.45895193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5053216731">
                <text:p>0.46505321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2239170226">
                <text:p>0.47223917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4679682733">
                <text:p>0.47467968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793369941">
                <text:p>0.4779336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6136533116">
                <text:p>0.48613653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9865093892">
                <text:p>0.48986509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186631415">
                <text:p>0.49718663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186089079">
                <text:p>0.50518608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7558809572">
                <text:p>0.50755880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8337739814">
                <text:p>0.51833773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0100332181">
                <text:p>0.52010033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3015388787">
                <text:p>0.52301538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0472510338">
                <text:p>0.53047251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9149888143">
                <text:p>0.5391498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1048064538">
                <text:p>0.54104806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8234018033">
                <text:p>0.54823401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0877906583">
                <text:p>0.55087790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3521795133">
                <text:p>0.55352179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0436580571">
                <text:p>0.56043658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673717036">
                <text:p>0.56267371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9995254559">
                <text:p>0.56999525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7316792082">
                <text:p>0.5773167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8740424378">
                <text:p>0.57874042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0977560843">
                <text:p>0.58097756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1078570944">
                <text:p>0.59107857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4129211579">
                <text:p>0.59412921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158633313">
                <text:p>0.6015863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8433326554">
                <text:p>0.60843332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0399294963">
                <text:p>0.61039929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8805504712">
                <text:p>0.61880550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1178225205">
                <text:p>0.62117822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3347569656">
                <text:p>0.62334756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1685987391">
                <text:p>0.63168598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9007524914">
                <text:p>0.63900752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0702325266">
                <text:p>0.64070232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9108535015">
                <text:p>0.64910853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1752423565">
                <text:p>0.65175242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3515015931">
                <text:p>0.65351501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1650057623">
                <text:p>0.66165005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3954986103">
                <text:p>0.66395498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2225611823">
                <text:p>0.67222561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0699613586">
                <text:p>0.68069961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275710121">
                <text:p>0.6832757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6868686869">
                <text:p>0.68686868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9648159447">
                <text:p>0.68964815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664497322">
                <text:p>0.69866449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6935123043">
                <text:p>0.70693512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8358755339">
                <text:p>0.7083587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764626127">
                <text:p>0.7176462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0154565792">
                <text:p>0.7201545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2527286286">
                <text:p>0.72252728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340248119">
                <text:p>0.73134024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0356585994">
                <text:p>0.74035658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1983594333">
                <text:p>0.74198359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0932140194">
                <text:p>0.75093214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3304860687">
                <text:p>0.75330486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6287709308">
                <text:p>0.75628770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8118093689">
                <text:p>0.75811809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8083519761">
                <text:p>0.76808351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6150769439">
                <text:p>0.77615076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913361806">
                <text:p>0.77791336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0760626398">
                <text:p>0.78076062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2862178835">
                <text:p>0.78286217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1132804556">
                <text:p>0.79113280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9742390346">
                <text:p>0.79974239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2182902854">
                <text:p>0.80218290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2283912955">
                <text:p>0.81228391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4792217477">
                <text:p>0.81479221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7436106027">
                <text:p>0.8174361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842315775">
                <text:p>0.82584231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4316317538">
                <text:p>0.83431631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682462206">
                <text:p>0.8368246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8519422412">
                <text:p>0.83851942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0553182835">
                <text:p>0.84055318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8823808555">
                <text:p>0.84882380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7772354417">
                <text:p>0.85777235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9941698868">
                <text:p>0.85994169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245000339">
                <text:p>0.8624500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4415971799">
                <text:p>0.86441597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2415429462">
                <text:p>0.87241542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1228391296">
                <text:p>0.88122839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3465527761">
                <text:p>0.88346552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5838248254">
                <text:p>0.88583824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3905497932">
                <text:p>0.89390549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2311707681">
                <text:p>0.90231170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4481052132">
                <text:p>0.90448105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7328316724">
                <text:p>0.9073283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8819741035">
                <text:p>0.9088197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8378415023">
                <text:p>0.91837841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1022303573">
                <text:p>0.92102230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3666192123">
                <text:p>0.92366619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254694597">
                <text:p>0.932546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9190563352">
                <text:p>0.93919056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1427699817">
                <text:p>0.94142769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3325876212">
                <text:p>0.94332587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0105077622">
                <text:p>0.95010507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1867669988">
                <text:p>0.95186766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3969222426">
                <text:p>0.95396922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2443224188">
                <text:p>0.96244322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3731272456">
                <text:p>0.96373127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5765032879">
                <text:p>0.96576503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4306826656">
                <text:p>0.97430682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6205003051">
                <text:p>0.97620500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4407836757">
                <text:p>0.98440783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5695885025">
                <text:p>0.98569588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051725307">
                <text:p>0.98705172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8746525659">
                <text:p>0.98874652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6000271168">
                <text:p>0.99600027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7627279506">
                <text:p>0.99762727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8576367704">
                <text:p>0.99857636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9457663887">
                <text:p>0.99945766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622902624">
                <text:p>9.462290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26007257">
                <text:p>10.82600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884110355">
                <text:p>11.48841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3862648556">
                <text:p>12.386264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6594152469">
                <text:p>12.65941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441350901">
                <text:p>13.144135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48376611">
                <text:p>13.94837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713887053">
                <text:p>14.171388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39058835">
                <text:p>14.483905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384841245">
                <text:p>15.038484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3701230874">
                <text:p>15.370123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586339421">
                <text:p>15.958633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137868269">
                <text:p>16.213786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5713443452">
                <text:p>16.571344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9350843782">
                <text:p>16.935084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2058491082">
                <text:p>17.205849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852842938">
                <text:p>17.585284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586120729">
                <text:p>18.258612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5505378657">
                <text:p>18.550537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612634841">
                <text:p>18.661263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9596270635">
                <text:p>18.959627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757897531">
                <text:p>19.375789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6855774174">
                <text:p>19.685577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1196972442">
                <text:p>20.119697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5613234343">
                <text:p>20.561323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900658652">
                <text:p>20.890065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240643996">
                <text:p>21.224064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921120217">
                <text:p>21.692112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682525602">
                <text:p>22.16825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6571220943">
                <text:p>22.657122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193729502">
                <text:p>23.019372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524646863">
                <text:p>23.52464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007680737">
                <text:p>23.900768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829028518">
                <text:p>24.28290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184061013">
                <text:p>24.818406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9640339347">
                <text:p>24.964033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3631685971">
                <text:p>25.363168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7686848371">
                <text:p>25.768684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9224946206">
                <text:p>25.922494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3369535315">
                <text:p>26.336953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9150480882">
                <text:p>26.915048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3453763814">
                <text:p>27.345376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7825849335">
                <text:p>27.782584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9484153481">
                <text:p>27.948415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3952655756">
                <text:p>28.395265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5618814178">
                <text:p>28.561881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0185399606">
                <text:p>29.018539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482499622">
                <text:p>29.48249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658476692">
                <text:p>29.65847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1326679792">
                <text:p>30.132667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7940782505">
                <text:p>30.794078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2864259542">
                <text:p>31.286425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7866455271">
                <text:p>31.786645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9763756091">
                <text:p>31.976375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487626456">
                <text:p>32.48762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6782552465">
                <text:p>32.678255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2007278613">
                <text:p>33.200727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7315540361">
                <text:p>33.731554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4754253676">
                <text:p>34.475425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677718092">
                <text:p>34.67771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2321589498">
                <text:p>35.232158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7954644556">
                <text:p>35.795464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7995207089">
                <text:p>36.799520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1697834642">
                <text:p>37.169783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3878858397">
                <text:p>37.387885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9856578977">
                <text:p>37.985657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5929874152">
                <text:p>38.592987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4440664668">
                <text:p>39.444066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6755138784">
                <text:p>39.675513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3098613455">
                <text:p>40.309861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5504654232">
                <text:p>40.550465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9543511487">
                <text:p>40.95435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5267386801">
                <text:p>42.526738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7762743283">
                <text:p>42.77627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4601981747">
                <text:p>43.460198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6792487386">
                <text:p>44.679248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1287943153">
                <text:p>45.128794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393598062">
                <text:p>45.39359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119368703">
                <text:p>46.11936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8567429457">
                <text:p>46.85674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171066297">
                <text:p>48.17106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9412441263">
                <text:p>48.941244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7237356441">
                <text:p>49.723735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1184774742">
                <text:p>51.118477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935779699">
                <text:p>51.93577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2462300718">
                <text:p>54.246230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7920347442">
                <text:p>54.792034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1135401821">
                <text:p>55.113540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9947168006">
                <text:p>55.994716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3289416459">
                <text:p>56.328941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8899822769">
                <text:p>56.889982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4857358202">
                <text:p>58.48573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4208286547">
                <text:p>59.420828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3708722266">
                <text:p>60.370872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0642639544">
                <text:p>62.064263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6887310586">
                <text:p>62.688731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0565718946">
                <text:p>63.056571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0647448866">
                <text:p>64.064744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4471386472">
                <text:p>64.447138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4775442578">
                <text:p>65.477544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524424935">
                <text:p>66.52442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9147726651">
                <text:p>66.914772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9846321693">
                <text:p>67.984632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0715969154">
                <text:p>69.071596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94811">
                <text:p>70.59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0090430108">
                <text:p>71.009043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1443631644">
                <text:p>72.144363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2978354893">
                <text:p>73.297835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7353401137">
                <text:p>73.735340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7826616568">
                <text:p>77.782661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2469353922">
                <text:p>78.246935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2429541906">
                <text:p>81.242954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5418984676">
                <text:p>82.54189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8616103166">
                <text:p>83.861610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9927949069">
                <text:p>88.992794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5239813189">
                <text:p>89.523981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9517896538">
                <text:p>92.951789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4379386459">
                <text:p>94.437938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0637573451">
                <text:p>98.063757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216250909">
                <text:p>100.21625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348117094">
                <text:p>106.34811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431209642">
                <text:p>110.43120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88091928">
                <text:p>117.18809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620528932">
                <text:p>123.62052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346693937">
                <text:p>126.34669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.184416348">
                <text:p>131.18441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.803685012">
                <text:p>200.80368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